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8" style:family="table-column">
      <style:table-column-properties fo:break-before="auto" style:column-width="0.566cm"/>
    </style:style>
    <style:style style:name="co8" style:family="table-column">
      <style:table-column-properties fo:break-before="auto" style:column-width="4.313cm"/>
    </style:style>
    <style:style style:name="co29" style:family="table-column">
      <style:table-column-properties fo:break-before="auto" style:column-width="3.246cm"/>
    </style:style>
    <style:style style:name="co30" style:family="table-column">
      <style:table-column-properties fo:break-before="auto" style:column-width="3.374cm"/>
    </style:style>
    <style:style style:name="co19" style:family="table-column">
      <style:table-column-properties fo:break-before="auto" style:column-width="3.136cm"/>
    </style:style>
    <style:style style:name="co31" style:family="table-column">
      <style:table-column-properties fo:break-before="auto" style:column-width="3.854cm"/>
    </style:style>
    <style:style style:name="co32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2.134cm"/>
    </style:style>
    <style:style style:name="co13" style:family="table-column">
      <style:table-column-properties fo:break-before="auto" style:column-width="8.668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4.261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5.967cm"/>
    </style:style>
    <style:style style:name="co18" style:family="table-column">
      <style:table-column-properties fo:break-before="auto" style:column-width="3.027cm"/>
    </style:style>
    <style:style style:name="co20" style:family="table-column">
      <style:table-column-properties fo:break-before="auto" style:column-width="5.096cm"/>
    </style:style>
    <style:style style:name="co21" style:family="table-column">
      <style:table-column-properties fo:break-before="auto" style:column-width="2.917cm"/>
    </style:style>
    <style:style style:name="co22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3.418cm"/>
    </style:style>
    <style:style style:name="co25" style:family="table-column">
      <style:table-column-properties fo:break-before="auto" style:column-width="2.983cm"/>
    </style:style>
    <style:style style:name="co26" style:family="table-column">
      <style:table-column-properties fo:break-before="auto" style:column-width="2.612cm"/>
    </style:style>
    <style:style style:name="co27" style:family="table-column">
      <style:table-column-properties fo:break-before="auto" style:column-width="4.66cm"/>
    </style:style>
    <style:style style:name="co33" style:family="table-column">
      <style:table-column-properties fo:break-before="auto" style:column-width="1.263cm"/>
    </style:style>
    <style:style style:name="co34" style:family="table-column">
      <style:table-column-properties fo:break-before="auto" style:column-width="2.896cm"/>
    </style:style>
    <style:style style:name="co35" style:family="table-column">
      <style:table-column-properties fo:break-before="auto" style:column-width="3.201cm"/>
    </style:style>
    <style:style style:name="co36" style:family="table-column">
      <style:table-column-properties fo:break-before="auto" style:column-width="2.635cm"/>
    </style:style>
    <style:style style:name="co37" style:family="table-column">
      <style:table-column-properties fo:break-before="auto" style:column-width="4.574cm"/>
    </style:style>
    <style:style style:name="co38" style:family="table-column">
      <style:table-column-properties fo:break-before="auto" style:column-width="31.773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PageStyle_5f_medidas">
      <style:table-properties table:display="true" style:writing-mode="lr-tb"/>
    </style:style>
    <style:style style:name="ta3" style:family="table" style:master-page-name="PageStyle_5f_registro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6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41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s" table:style-name="ta3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2" table:default-cell-style-name="ce6"/>
        <table:table-column table:style-name="co9" table:number-columns-repeated="3" table:default-cell-style-name="Default"/>
        <table:table-column table:style-name="co17" table:default-cell-style-name="Default"/>
        <table:table-column table:style-name="co9" table:number-columns-repeated="5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9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rightsHolder</text:p>
          </table:table-cell>
          <table:table-cell office:value-type="string" calcext:value-type="string">
            <text:p>accessRights</text:p>
          </table:table-cell>
          <table:table-cell office:value-type="string" calcext:value-type="string">
            <text:p>bibliographicCitation</text:p>
          </table:table-cell>
          <table:table-cell office:value-type="string" calcext:value-type="string">
            <text:p>references</text:p>
          </table:table-cell>
          <table:table-cell table:style-name="ce6" office:value-type="string" calcext:value-type="string">
            <text:p>institutionId</text:p>
          </table:table-cell>
          <table:table-cell table:style-name="ce6" office:value-type="string" calcext:value-type="string">
            <text:p>datasetName</text:p>
          </table:table-cell>
          <table:table-cell table:style-name="ce6" office:value-type="string" calcext:value-type="string">
            <text:p>ownerInstitutionCode</text:p>
          </table:table-cell>
          <table:table-cell table:style-name="ce6" office:value-type="string" calcext:value-type="string">
            <text:p>basisOfRecord</text:p>
          </table:table-cell>
          <table:table-cell table:style-name="ce6" office:value-type="string" calcext:value-type="string">
            <text:p>informationWithheld</text:p>
          </table:table-cell>
          <table:table-cell table:style-name="ce6" office:value-type="string" calcext:value-type="string">
            <text:p>fieldNumber</text:p>
          </table:table-cell>
          <table:table-cell table:style-name="ce6" office:value-type="string" calcext:value-type="string">
            <text:p>occurrenceId</text:p>
          </table:table-cell>
          <table:table-cell office:value-type="string" calcext:value-type="string">
            <text:p>event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table:style-name="ce6" office:value-type="string" calcext:value-type="string">
            <text:p>recordedBy</text:p>
          </table:table-cell>
          <table:table-cell table:style-name="ce6" office:value-type="string" calcext:value-type="string">
            <text:p>habitat</text:p>
          </table:table-cell>
          <table:table-cell table:style-name="ce6" office:value-type="string" calcext:value-type="string">
            <text:p>occurrenceRemarks</text:p>
          </table:table-cell>
          <table:table-cell table:style-name="ce6" office:value-type="string" calcext:value-type="string">
            <text:p>sex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individualCount</text:p>
          </table:table-cell>
          <table:table-cell office:value-type="string" calcext:value-type="string">
            <text:p>organismRemarks</text:p>
          </table:table-cell>
          <table:table-cell office:value-type="string" calcext:value-type="string">
            <text:p>reproductiveCondition</text:p>
          </table:table-cell>
          <table:table-cell office:value-type="string" calcext:value-type="string">
            <text:p>disposition</text:p>
          </table:table-cell>
          <table:table-cell office:value-type="string" calcext:value-type="string">
            <text:p>eventTime</text:p>
          </table:table-cell>
          <table:table-cell office:value-type="string" calcext:value-type="string">
            <text:p>eventRemarks</text:p>
          </table:table-cell>
          <table:table-cell office:value-type="string" calcext:value-type="string">
            <text:p>taxon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higherClassification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vernacularNam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Code</text:p>
          </table:table-cell>
          <table:table-cell office:value-type="string" calcext:value-type="string">
            <text:p>stateProvinc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locationRemarks</text:p>
          </table:table-cell>
          <table:table-cell office:value-type="string" calcext:value-type="string">
            <text:p>verbatimLatitude</text:p>
          </table:table-cell>
          <table:table-cell office:value-type="string" calcext:value-type="string">
            <text:p>verbatimLongitude</text:p>
          </table:table-cell>
          <table:table-cell office:value-type="string" calcext:value-type="string">
            <text:p>geodeticDatum</text:p>
          </table:table-cell>
          <table:table-cell office:value-type="string" calcext:value-type="string">
            <text:p>verbatimCoordinateSystem</text:p>
          </table:table-cell>
          <table:table-cell office:value-type="string" calcext:value-type="string">
            <text:p>fieldNote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1:001</text:p>
          </table:table-cell>
          <table:table-cell office:value-type="string" calcext:value-type="string">
            <text:p>2015-01-07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Reyes, Victor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2]&amp;&quot;|&quot;&amp;[.AI2]&amp;&quot;|&quot;&amp;[.AJ2]&amp;&quot;|&quot;&amp;[.AK2]&amp;&quot;|&quot;&amp;[.AL2]&amp;&quot;|&quot;&amp;[.AM2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446" calcext:value-type="float">
            <text:p>510446</text:p>
          </table:table-cell>
          <table:table-cell office:value-type="float" office:value="9881438" calcext:value-type="float">
            <text:p>988143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ISICION 2 CON GOLPE Y FRACTURA EN CABE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1:002</text:p>
          </table:table-cell>
          <table:table-cell office:value-type="string" calcext:value-type="string">
            <text:p>2015-01-0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]&amp;&quot;|&quot;&amp;[.AI3]&amp;&quot;|&quot;&amp;[.AJ3]&amp;&quot;|&quot;&amp;[.AK3]&amp;&quot;|&quot;&amp;[.AL3]&amp;&quot;|&quot;&amp;[.AM3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99" calcext:value-type="float">
            <text:p>510599</text:p>
          </table:table-cell>
          <table:table-cell office:value-type="float" office:value="9881209" calcext:value-type="float">
            <text:p>988120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AVANZADO ESTADO DESCOMPOSICION # <text:s/>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1:003</text:p>
          </table:table-cell>
          <table:table-cell office:value-type="string" calcext:value-type="string">
            <text:p>2015-01-09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4]&amp;&quot;|&quot;&amp;[.AI4]&amp;&quot;|&quot;&amp;[.AJ4]&amp;&quot;|&quot;&amp;[.AK4]&amp;&quot;|&quot;&amp;[.AL4]&amp;&quot;|&quot;&amp;[.AM4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446" calcext:value-type="float">
            <text:p>510446</text:p>
          </table:table-cell>
          <table:table-cell office:value-type="float" office:value="9881438" calcext:value-type="float">
            <text:p>988143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TRASLADADA A PNM POR FRACTURA EN CABE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1:004</text:p>
          </table:table-cell>
          <table:table-cell office:value-type="string" calcext:value-type="string">
            <text:p>2015-01-1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50</text:p>
          </table:table-cell>
          <table:table-cell office:value-type="string" calcext:value-type="string">
            <text:p>Dermochelys coracea</text:p>
          </table:table-cell>
          <table:table-cell table:formula="of:=[.AH5]&amp;&quot;|&quot;&amp;[.AI5]&amp;&quot;|&quot;&amp;[.AJ5]&amp;&quot;|&quot;&amp;[.AK5]&amp;&quot;|&quot;&amp;[.AL5]&amp;&quot;|&quot;&amp;[.AM5]" office:value-type="string" office:string-value="Animalia|Chordata|Sauropsida|Testudines|Dermochelyidae|Dermochelys" calcext:value-type="string">
            <text:p>Animalia|Chordata|Sauropsida|Testudines|Dermochelyidae|Derm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Dermochelyidae</text:p>
          </table:table-cell>
          <table:table-cell office:value-type="string" calcext:value-type="string">
            <text:p>Dermochelys</text:p>
          </table:table-cell>
          <table:table-cell office:value-type="string" calcext:value-type="string">
            <text:p>coracea</text:p>
          </table:table-cell>
          <table:table-cell office:value-type="string" calcext:value-type="string">
            <text:p>Tortuga Lau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446" calcext:value-type="float">
            <text:p>510446</text:p>
          </table:table-cell>
          <table:table-cell office:value-type="float" office:value="9881438" calcext:value-type="float">
            <text:p>988143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1:005</text:p>
          </table:table-cell>
          <table:table-cell office:value-type="string" calcext:value-type="string">
            <text:p>2015-01-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macho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6]&amp;&quot;|&quot;&amp;[.AI6]&amp;&quot;|&quot;&amp;[.AJ6]&amp;&quot;|&quot;&amp;[.AK6]&amp;&quot;|&quot;&amp;[.AL6]&amp;&quot;|&quot;&amp;[.AM6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446" calcext:value-type="float">
            <text:p>510446</text:p>
          </table:table-cell>
          <table:table-cell office:value-type="float" office:value="9881438" calcext:value-type="float">
            <text:p>988143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VARAMIENTO POR POSIBLE COLISIÓN CON EMBARCACION (FRACTURA EN CABEZA)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2:001</text:p>
          </table:table-cell>
          <table:table-cell office:value-type="string" calcext:value-type="string">
            <text:p>2015-02-15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7]&amp;&quot;|&quot;&amp;[.AI7]&amp;&quot;|&quot;&amp;[.AJ7]&amp;&quot;|&quot;&amp;[.AK7]&amp;&quot;|&quot;&amp;[.AL7]&amp;&quot;|&quot;&amp;[.AM7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029" calcext:value-type="float">
            <text:p>510029</text:p>
          </table:table-cell>
          <table:table-cell office:value-type="float" office:value="9882344" calcext:value-type="float">
            <text:p>988234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ON 2, CAUSA DE MUERTE SIN DETERMINAR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2:002</text:p>
          </table:table-cell>
          <table:table-cell office:value-type="string" calcext:value-type="string">
            <text:p>2015-02-16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8]&amp;&quot;|&quot;&amp;[.AI8]&amp;&quot;|&quot;&amp;[.AJ8]&amp;&quot;|&quot;&amp;[.AK8]&amp;&quot;|&quot;&amp;[.AL8]&amp;&quot;|&quot;&amp;[.AM8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128" calcext:value-type="float">
            <text:p>510128</text:p>
          </table:table-cell>
          <table:table-cell office:value-type="float" office:value="9882103" calcext:value-type="float">
            <text:p>988210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O GOLPE EN CABEZA, FUE DERIVADO AL PNM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2:003</text:p>
          </table:table-cell>
          <table:table-cell office:value-type="string" calcext:value-type="string">
            <text:p>2015-02-2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9]&amp;&quot;|&quot;&amp;[.AI9]&amp;&quot;|&quot;&amp;[.AJ9]&amp;&quot;|&quot;&amp;[.AK9]&amp;&quot;|&quot;&amp;[.AL9]&amp;&quot;|&quot;&amp;[.AM9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421" calcext:value-type="float">
            <text:p>510421</text:p>
          </table:table-cell>
          <table:table-cell office:value-type="float" office:value="9881546" calcext:value-type="float">
            <text:p>9881546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ENREDAMIENTO DE ANZUELO EN ALETAS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3:001</text:p>
          </table:table-cell>
          <table:table-cell office:value-type="string" calcext:value-type="string">
            <text:p>2015-03-2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10]&amp;&quot;|&quot;&amp;[.AI10]&amp;&quot;|&quot;&amp;[.AJ10]&amp;&quot;|&quot;&amp;[.AK10]&amp;&quot;|&quot;&amp;[.AL10]&amp;&quot;|&quot;&amp;[.AM10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751" calcext:value-type="float">
            <text:p>510751</text:p>
          </table:table-cell>
          <table:table-cell office:value-type="float" office:value="9880839" calcext:value-type="float">
            <text:p>988083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oN 2, CAUSA DE MUERTE SIN DETERMINAR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4:001</text:p>
          </table:table-cell>
          <table:table-cell office:value-type="string" calcext:value-type="string">
            <text:p>2015-04-05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11]&amp;&quot;|&quot;&amp;[.AI11]&amp;&quot;|&quot;&amp;[.AJ11]&amp;&quot;|&quot;&amp;[.AK11]&amp;&quot;|&quot;&amp;[.AL11]&amp;&quot;|&quot;&amp;[.AM11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35" calcext:value-type="float">
            <text:p>510535</text:p>
          </table:table-cell>
          <table:table-cell office:value-type="float" office:value="9881262" calcext:value-type="float">
            <text:p>988126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PRESENTABA TRAUMA EXTERNO PERO PRESENTABA AGOTAMIENTO Y DESHIDRATACION. DERIVADA AL PNM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4:002</text:p>
          </table:table-cell>
          <table:table-cell office:value-type="string" calcext:value-type="string">
            <text:p>2015-04-13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orzano, Ilian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hembra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enterrado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hincodon typus</text:p>
          </table:table-cell>
          <table:table-cell table:formula="of:=[.AH12]&amp;&quot;|&quot;&amp;[.AI12]&amp;&quot;|&quot;&amp;[.AJ12]&amp;&quot;|&quot;&amp;[.AK12]&amp;&quot;|&quot;&amp;[.AL12]&amp;&quot;|&quot;&amp;[.AM12]" office:value-type="string" office:string-value="Animalia|Chordata|Chondrichthyes|&#9;Orectolobiformes|Rhincodontidae|Rhincodon" calcext:value-type="string">
            <text:p>Animalia|Chordata|Chondrichthyes|<text:tab/>Orectolobiformes|Rhincodontidae|Rhincodon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Orectolobiformes</text:p>
          </table:table-cell>
          <table:table-cell office:value-type="string" calcext:value-type="string">
            <text:p>Rhincodontidae</text:p>
          </table:table-cell>
          <table:table-cell office:value-type="string" calcext:value-type="string">
            <text:p>Rhincodon</text:p>
          </table:table-cell>
          <table:table-cell office:value-type="string" calcext:value-type="string">
            <text:p>typus</text:p>
          </table:table-cell>
          <table:table-cell office:value-type="string" calcext:value-type="string">
            <text:p>Tiburón balle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ta Marianita</text:p>
          </table:table-cell>
          <table:table-cell office:value-type="string" calcext:value-type="string">
            <text:p>ND</text:p>
          </table:table-cell>
          <table:table-cell office:value-type="float" office:value="5174493" calcext:value-type="float">
            <text:p>5174493</text:p>
          </table:table-cell>
          <table:table-cell office:value-type="float" office:value="9891680" calcext:value-type="float">
            <text:p>989168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SE APLICÓ SALVAMENTO, MURIO POSTERIORMENT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4:003</text:p>
          </table:table-cell>
          <table:table-cell office:value-type="string" calcext:value-type="string">
            <text:p>2015-04-22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ncay, Ronal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office:value-type="string" calcext:value-type="string">
            <text:p>hembra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enterrado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ec.bio.spp.45801</text:p>
          </table:table-cell>
          <table:table-cell office:value-type="string" calcext:value-type="string">
            <text:p>Globicephala macrorhynchus</text:p>
          </table:table-cell>
          <table:table-cell table:formula="of:=[.AH13]&amp;&quot;|&quot;&amp;[.AI13]&amp;&quot;|&quot;&amp;[.AJ13]&amp;&quot;|&quot;&amp;[.AK13]&amp;&quot;|&quot;&amp;[.AL13]&amp;&quot;|&quot;&amp;[.AM13]" office:value-type="string" office:string-value="Animalia|Chordata|Mammalia|Artiodactyla|Delphinidae|&#9;Globicephala" calcext:value-type="string">
            <text:p>Animalia|Chordata|Mammalia|Artiodactyla|Delphinidae|<text:tab/>Globicephal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Globicephala</text:p>
          </table:table-cell>
          <table:table-cell office:value-type="string" calcext:value-type="string">
            <text:p>macrorhynchus</text:p>
          </table:table-cell>
          <table:table-cell office:value-type="string" calcext:value-type="string">
            <text:p>Ballena pilot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33" calcext:value-type="float">
            <text:p>510533</text:p>
          </table:table-cell>
          <table:table-cell office:value-type="float" office:value="9881324" calcext:value-type="float">
            <text:p>988132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5:001</text:p>
          </table:table-cell>
          <table:table-cell office:value-type="string" calcext:value-type="string">
            <text:p>2015-05-01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cias, Hilari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14]&amp;&quot;|&quot;&amp;[.AI14]&amp;&quot;|&quot;&amp;[.AJ14]&amp;&quot;|&quot;&amp;[.AK14]&amp;&quot;|&quot;&amp;[.AL14]&amp;&quot;|&quot;&amp;[.AM14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985" calcext:value-type="float">
            <text:p>509985</text:p>
          </table:table-cell>
          <table:table-cell office:value-type="float" office:value="9882407" calcext:value-type="float">
            <text:p>988240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ANZUELO EN ESÓFAGO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5:002</text:p>
          </table:table-cell>
          <table:table-cell office:value-type="string" calcext:value-type="string">
            <text:p>2015-05-01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yes, Victor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15]&amp;&quot;|&quot;&amp;[.AI15]&amp;&quot;|&quot;&amp;[.AJ15]&amp;&quot;|&quot;&amp;[.AK15]&amp;&quot;|&quot;&amp;[.AL15]&amp;&quot;|&quot;&amp;[.AM15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981" calcext:value-type="float">
            <text:p>509981</text:p>
          </table:table-cell>
          <table:table-cell office:value-type="float" office:value="9882423" calcext:value-type="float">
            <text:p>988242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ÓN 3 SIN DEFINIR CAUSA DE MUERTE. NO PRESENTABA EXTREMIDADES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5:003</text:p>
          </table:table-cell>
          <table:table-cell office:value-type="string" calcext:value-type="string">
            <text:p>2015-05-29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Bolaños, Carlos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16]&amp;&quot;|&quot;&amp;[.AI16]&amp;&quot;|&quot;&amp;[.AJ16]&amp;&quot;|&quot;&amp;[.AK16]&amp;&quot;|&quot;&amp;[.AL16]&amp;&quot;|&quot;&amp;[.AM16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10" calcext:value-type="float">
            <text:p>510510</text:p>
          </table:table-cell>
          <table:table-cell office:value-type="float" office:value="9881310" calcext:value-type="float">
            <text:p>988131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SE IDENTIFICÓ CAUSA MUERTE, ALTA DESCOMPOSICIÓN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5:004</text:p>
          </table:table-cell>
          <table:table-cell office:value-type="string" calcext:value-type="string">
            <text:p>2015-05-10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incay, Ronald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17]&amp;&quot;|&quot;&amp;[.AI17]&amp;&quot;|&quot;&amp;[.AJ17]&amp;&quot;|&quot;&amp;[.AK17]&amp;&quot;|&quot;&amp;[.AL17]&amp;&quot;|&quot;&amp;[.AM17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301" calcext:value-type="float">
            <text:p>510301</text:p>
          </table:table-cell>
          <table:table-cell office:value-type="float" office:value="9881799" calcext:value-type="float">
            <text:p>988179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corte en aleta y ocico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1</text:p>
          </table:table-cell>
          <table:table-cell office:value-type="string" calcext:value-type="string">
            <text:p>2015-06-01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18]&amp;&quot;|&quot;&amp;[.AI18]&amp;&quot;|&quot;&amp;[.AJ18]&amp;&quot;|&quot;&amp;[.AK18]&amp;&quot;|&quot;&amp;[.AL18]&amp;&quot;|&quot;&amp;[.AM18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899" calcext:value-type="float">
            <text:p>509899</text:p>
          </table:table-cell>
          <table:table-cell office:value-type="float" office:value="9882599" calcext:value-type="float">
            <text:p>988259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DESCOMPOSICIÓN 4, NO SE PUDO DETERMINAR CAUSA MUERTE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2</text:p>
          </table:table-cell>
          <table:table-cell office:value-type="string" calcext:value-type="string">
            <text:p>2015-06-0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string" calcext:value-type="string">
            <text:p>Reyes, Victor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macho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19]&amp;&quot;|&quot;&amp;[.AI19]&amp;&quot;|&quot;&amp;[.AJ19]&amp;&quot;|&quot;&amp;[.AK19]&amp;&quot;|&quot;&amp;[.AL19]&amp;&quot;|&quot;&amp;[.AM19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334" calcext:value-type="float">
            <text:p>510334</text:p>
          </table:table-cell>
          <table:table-cell office:value-type="float" office:value="9817231" calcext:value-type="float">
            <text:p>981723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ESTADO DESCOMPOSICIÓN 2, POSIBLE MUERTE POR ANZUELO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3</text:p>
          </table:table-cell>
          <table:table-cell office:value-type="string" calcext:value-type="string">
            <text:p>2015-06-08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20]&amp;&quot;|&quot;&amp;[.AI20]&amp;&quot;|&quot;&amp;[.AJ20]&amp;&quot;|&quot;&amp;[.AK20]&amp;&quot;|&quot;&amp;[.AL20]&amp;&quot;|&quot;&amp;[.AM20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47" calcext:value-type="float">
            <text:p>510247</text:p>
          </table:table-cell>
          <table:table-cell office:value-type="float" office:value="9881889" calcext:value-type="float">
            <text:p>988188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ÓN 4, NO SE PUDO DETERMINAR CAUSA MUERTE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4</text:p>
          </table:table-cell>
          <table:table-cell office:value-type="string" calcext:value-type="string">
            <text:p>2015-06-12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21]&amp;&quot;|&quot;&amp;[.AI21]&amp;&quot;|&quot;&amp;[.AJ21]&amp;&quot;|&quot;&amp;[.AK21]&amp;&quot;|&quot;&amp;[.AL21]&amp;&quot;|&quot;&amp;[.AM21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55" calcext:value-type="float">
            <text:p>510555</text:p>
          </table:table-cell>
          <table:table-cell office:value-type="float" office:value="9881208" calcext:value-type="float">
            <text:p>988120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Ó AFECTACIÓN EXTERNA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5</text:p>
          </table:table-cell>
          <table:table-cell office:value-type="string" calcext:value-type="string">
            <text:p>2015-06-19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macho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22]&amp;&quot;|&quot;&amp;[.AI22]&amp;&quot;|&quot;&amp;[.AJ22]&amp;&quot;|&quot;&amp;[.AK22]&amp;&quot;|&quot;&amp;[.AL22]&amp;&quot;|&quot;&amp;[.AM22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858" calcext:value-type="float">
            <text:p>509858</text:p>
          </table:table-cell>
          <table:table-cell office:value-type="float" office:value="9882664" calcext:value-type="float">
            <text:p>988266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ÓN No. 2, POSIBLE CAUSA DE INTERACCIÓN CON PESQUERÍA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6</text:p>
          </table:table-cell>
          <table:table-cell office:value-type="string" calcext:value-type="string">
            <text:p>2015-06-02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808</text:p>
          </table:table-cell>
          <table:table-cell table:style-name="ce6" office:value-type="string" calcext:value-type="string">
            <text:p>Stenella coeruleoalba</text:p>
          </table:table-cell>
          <table:table-cell table:formula="of:=[.AH23]&amp;&quot;|&quot;&amp;[.AI23]&amp;&quot;|&quot;&amp;[.AJ23]&amp;&quot;|&quot;&amp;[.AK23]&amp;&quot;|&quot;&amp;[.AL23]&amp;&quot;|&quot;&amp;[.AM23]" office:value-type="string" office:string-value="Animalia|Chordata|Mammalia|Artiodactyla|Delphinidae|Stenella" calcext:value-type="string">
            <text:p>Animalia|Chordata|Mammalia|Artiodactyla|Delphinidae|Stenella</text:p>
          </table:table-cell>
          <table:table-cell table:style-name="ce6" office:value-type="string" calcext:value-type="string">
            <text:p>Animalia</text:p>
          </table:table-cell>
          <table:table-cell table:style-name="ce6" office:value-type="string" calcext:value-type="string">
            <text:p>Chordata</text:p>
          </table:table-cell>
          <table:table-cell table:style-name="ce6" office:value-type="string" calcext:value-type="string">
            <text:p>Mammalia</text:p>
          </table:table-cell>
          <table:table-cell table:style-name="ce6" office:value-type="string" calcext:value-type="string">
            <text:p>Artiodactyla</text:p>
          </table:table-cell>
          <table:table-cell table:style-name="ce6" office:value-type="string" calcext:value-type="string">
            <text:p>Delphinidae</text:p>
          </table:table-cell>
          <table:table-cell table:style-name="ce6" office:value-type="string" calcext:value-type="string">
            <text:p>Stenella</text:p>
          </table:table-cell>
          <table:table-cell table:style-name="ce6" office:value-type="string" calcext:value-type="string">
            <text:p>coeruleoalba</text:p>
          </table:table-cell>
          <table:table-cell table:style-name="ce6" office:value-type="string" calcext:value-type="string">
            <text:p>Delfín listad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27" calcext:value-type="float">
            <text:p>510227</text:p>
          </table:table-cell>
          <table:table-cell office:value-type="float" office:value="9881904" calcext:value-type="float">
            <text:p>988190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6:007</text:p>
          </table:table-cell>
          <table:table-cell office:value-type="string" calcext:value-type="string">
            <text:p>2015-06-12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8283</text:p>
          </table:table-cell>
          <table:table-cell table:style-name="ce6" office:value-type="string" calcext:value-type="string">
            <text:p>Sula nebouxii</text:p>
          </table:table-cell>
          <table:table-cell table:formula="of:=[.AH24]&amp;&quot;|&quot;&amp;[.AI24]&amp;&quot;|&quot;&amp;[.AJ24]&amp;&quot;|&quot;&amp;[.AK24]&amp;&quot;|&quot;&amp;[.AL24]&amp;&quot;|&quot;&amp;[.AM24]" office:value-type="string" office:string-value="Animalia|Chordata|Aves|Suliformes|Sulidae|Sula" calcext:value-type="string">
            <text:p>Animalia|Chordata|Aves|Suliformes|Sulidae|Sula</text:p>
          </table:table-cell>
          <table:table-cell table:style-name="ce6" office:value-type="string" calcext:value-type="string">
            <text:p>Animalia</text:p>
          </table:table-cell>
          <table:table-cell table:style-name="ce6" office:value-type="string" calcext:value-type="string">
            <text:p>Chordata</text:p>
          </table:table-cell>
          <table:table-cell table:style-name="ce6" office:value-type="string" calcext:value-type="string">
            <text:p>Aves</text:p>
          </table:table-cell>
          <table:table-cell table:style-name="ce6" office:value-type="string" calcext:value-type="string">
            <text:p>Suliformes</text:p>
          </table:table-cell>
          <table:table-cell table:style-name="ce6" office:value-type="string" calcext:value-type="string">
            <text:p>Sulidae</text:p>
          </table:table-cell>
          <table:table-cell table:style-name="ce6" office:value-type="string" calcext:value-type="string">
            <text:p>Sula</text:p>
          </table:table-cell>
          <table:table-cell table:style-name="ce6" office:value-type="string" calcext:value-type="string">
            <text:p>nebouxii</text:p>
          </table:table-cell>
          <table:table-cell table:style-name="ce6" office:value-type="string" calcext:value-type="string">
            <text:p>Piquero de patas azule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965" calcext:value-type="float">
            <text:p>509965</text:p>
          </table:table-cell>
          <table:table-cell office:value-type="float" office:value="9882498" calcext:value-type="float">
            <text:p>988249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7:001</text:p>
          </table:table-cell>
          <table:table-cell office:value-type="string" calcext:value-type="string">
            <text:p>2015-07-08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olorzano, Iliana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macho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25]&amp;&quot;|&quot;&amp;[.AI25]&amp;&quot;|&quot;&amp;[.AJ25]&amp;&quot;|&quot;&amp;[.AK25]&amp;&quot;|&quot;&amp;[.AL25]&amp;&quot;|&quot;&amp;[.AM25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table:style-name="ce6" office:value-type="string" calcext:value-type="string">
            <text:p>Animalia</text:p>
          </table:table-cell>
          <table:table-cell table:style-name="ce6" office:value-type="string" calcext:value-type="string">
            <text:p>Chordata</text:p>
          </table:table-cell>
          <table:table-cell table:style-name="ce6" office:value-type="string" calcext:value-type="string">
            <text:p>Mammalia</text:p>
          </table:table-cell>
          <table:table-cell table:style-name="ce6" office:value-type="string" calcext:value-type="string">
            <text:p>Artiodactyla</text:p>
          </table:table-cell>
          <table:table-cell table:style-name="ce6" office:value-type="string" calcext:value-type="string">
            <text:p>Balaenopteridae</text:p>
          </table:table-cell>
          <table:table-cell table:style-name="ce6" office:value-type="string" calcext:value-type="string">
            <text:p>Megaptera</text:p>
          </table:table-cell>
          <table:table-cell table:style-name="ce6" office:value-type="string" calcext:value-type="string">
            <text:p>novaeangliae</text:p>
          </table:table-cell>
          <table:table-cell table:style-name="ce6"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Resbalosa</text:p>
          </table:table-cell>
          <table:table-cell office:value-type="string" calcext:value-type="string">
            <text:p>ND</text:p>
          </table:table-cell>
          <table:table-cell office:value-type="float" office:value="511646" calcext:value-type="float">
            <text:p>511646</text:p>
          </table:table-cell>
          <table:table-cell office:value-type="float" office:value="9877782" calcext:value-type="float">
            <text:p>987778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8:001</text:p>
          </table:table-cell>
          <table:table-cell office:value-type="string" calcext:value-type="string">
            <text:p>2015-08-05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26]&amp;&quot;|&quot;&amp;[.AI26]&amp;&quot;|&quot;&amp;[.AJ26]&amp;&quot;|&quot;&amp;[.AK26]&amp;&quot;|&quot;&amp;[.AL26]&amp;&quot;|&quot;&amp;[.AM26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757" calcext:value-type="float">
            <text:p>510757</text:p>
          </table:table-cell>
          <table:table-cell office:value-type="float" office:value="9884321" calcext:value-type="float">
            <text:p>988432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 DESCOMPOSICIÓN No. 1 CON FRACTURA EN CABEZA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8:002</text:p>
          </table:table-cell>
          <table:table-cell office:value-type="string" calcext:value-type="string">
            <text:p>2015-08-29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osado, Rober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27]&amp;&quot;|&quot;&amp;[.AI27]&amp;&quot;|&quot;&amp;[.AJ27]&amp;&quot;|&quot;&amp;[.AK27]&amp;&quot;|&quot;&amp;[.AL27]&amp;&quot;|&quot;&amp;[.AM27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811" calcext:value-type="float">
            <text:p>509811</text:p>
          </table:table-cell>
          <table:table-cell office:value-type="float" office:value="9882732" calcext:value-type="float">
            <text:p>988273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VARAMIENTO POR POSIBLE COLISIÓN CON EMBARCACIÓN (FRACTURA EN CABEZA)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8:003</text:p>
          </table:table-cell>
          <table:table-cell office:value-type="string" calcext:value-type="string">
            <text:p>2015-08-30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osado, Rober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28]&amp;&quot;|&quot;&amp;[.AI28]&amp;&quot;|&quot;&amp;[.AJ28]&amp;&quot;|&quot;&amp;[.AK28]&amp;&quot;|&quot;&amp;[.AL28]&amp;&quot;|&quot;&amp;[.AM28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453" calcext:value-type="float">
            <text:p>510453</text:p>
          </table:table-cell>
          <table:table-cell office:value-type="float" office:value="9881457" calcext:value-type="float">
            <text:p>988145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VARAMIENTO POR POSIBLE COLISIÓN CON EMBARCACIÓN (FRACTURA EN CABEZA)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8:004</text:p>
          </table:table-cell>
          <table:table-cell office:value-type="string" calcext:value-type="string">
            <text:p>2015-08-30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8381</text:p>
          </table:table-cell>
          <table:table-cell table:style-name="ce6" office:value-type="string" calcext:value-type="string">
            <text:p>Phoebastria irrorata</text:p>
          </table:table-cell>
          <table:table-cell table:formula="of:=[.AH29]&amp;&quot;|&quot;&amp;[.AI29]&amp;&quot;|&quot;&amp;[.AJ29]&amp;&quot;|&quot;&amp;[.AK29]&amp;&quot;|&quot;&amp;[.AL29]&amp;&quot;|&quot;&amp;[.AM29]" office:value-type="string" office:string-value="Animalia|Chordata|Aves|Procellariiformes|Diomedeidae|Phoebastria" calcext:value-type="string">
            <text:p>Animalia|Chordata|Aves|Procellariiformes|Diomedeidae|Phoebastria</text:p>
          </table:table-cell>
          <table:table-cell table:style-name="ce6" office:value-type="string" calcext:value-type="string">
            <text:p>Animalia</text:p>
          </table:table-cell>
          <table:table-cell table:style-name="ce6" office:value-type="string" calcext:value-type="string">
            <text:p>Chordata</text:p>
          </table:table-cell>
          <table:table-cell table:style-name="ce6" office:value-type="string" calcext:value-type="string">
            <text:p>Aves</text:p>
          </table:table-cell>
          <table:table-cell table:style-name="ce6" office:value-type="string" calcext:value-type="string">
            <text:p>Procellariiformes</text:p>
          </table:table-cell>
          <table:table-cell table:style-name="ce6" office:value-type="string" calcext:value-type="string">
            <text:p>Diomedeidae</text:p>
          </table:table-cell>
          <table:table-cell table:style-name="ce6" office:value-type="string" calcext:value-type="string">
            <text:p>Phoebastria</text:p>
          </table:table-cell>
          <table:table-cell table:style-name="ce6" office:value-type="string" calcext:value-type="string">
            <text:p>irrorata</text:p>
          </table:table-cell>
          <table:table-cell table:style-name="ce6" office:value-type="string" calcext:value-type="string">
            <text:p>Albatros de las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09855" calcext:value-type="float">
            <text:p>509855</text:p>
          </table:table-cell>
          <table:table-cell office:value-type="float" office:value="9882683" calcext:value-type="float">
            <text:p>988268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1</text:p>
          </table:table-cell>
          <table:table-cell office:value-type="string" calcext:value-type="string">
            <text:p>2015-09-04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eyes, Victor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0]&amp;&quot;|&quot;&amp;[.AI30]&amp;&quot;|&quot;&amp;[.AJ30]&amp;&quot;|&quot;&amp;[.AK30]&amp;&quot;|&quot;&amp;[.AL30]&amp;&quot;|&quot;&amp;[.AM30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29" calcext:value-type="float">
            <text:p>510529</text:p>
          </table:table-cell>
          <table:table-cell office:value-type="float" office:value="9881317" calcext:value-type="float">
            <text:p>988131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SE PUDO DETERMINAR LA POSIBLE CAUSA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2</text:p>
          </table:table-cell>
          <table:table-cell office:value-type="string" calcext:value-type="string">
            <text:p>2015-09-14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31]&amp;&quot;|&quot;&amp;[.AI31]&amp;&quot;|&quot;&amp;[.AJ31]&amp;&quot;|&quot;&amp;[.AK31]&amp;&quot;|&quot;&amp;[.AL31]&amp;&quot;|&quot;&amp;[.AM31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343" calcext:value-type="float">
            <text:p>510343</text:p>
          </table:table-cell>
          <table:table-cell office:value-type="float" office:value="9881798" calcext:value-type="float">
            <text:p>988179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VARAMIENTO POR POSIBLE COLISIÓN CON EMBARCACIÓN (FRACTURA EN CABEZA Y CAPARAZÓN)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3</text:p>
          </table:table-cell>
          <table:table-cell office:value-type="string" calcext:value-type="string">
            <text:p>2015-09-15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32]&amp;&quot;|&quot;&amp;[.AI32]&amp;&quot;|&quot;&amp;[.AJ32]&amp;&quot;|&quot;&amp;[.AK32]&amp;&quot;|&quot;&amp;[.AL32]&amp;&quot;|&quot;&amp;[.AM32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752" calcext:value-type="float">
            <text:p>510752</text:p>
          </table:table-cell>
          <table:table-cell office:value-type="float" office:value="9884410" calcext:value-type="float">
            <text:p>988441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VARAMIENTO POR POSIBLE COLISIÓN CON EMBARCACIÓN (FRACTURA EN CABEZA)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4</text:p>
          </table:table-cell>
          <table:table-cell office:value-type="string" calcext:value-type="string">
            <text:p>2015-09-15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3]&amp;&quot;|&quot;&amp;[.AI33]&amp;&quot;|&quot;&amp;[.AJ33]&amp;&quot;|&quot;&amp;[.AK33]&amp;&quot;|&quot;&amp;[.AL33]&amp;&quot;|&quot;&amp;[.AM33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El Abra</text:p>
          </table:table-cell>
          <table:table-cell office:value-type="string" calcext:value-type="string">
            <text:p>ND</text:p>
          </table:table-cell>
          <table:table-cell office:value-type="float" office:value="511421" calcext:value-type="float">
            <text:p>511421</text:p>
          </table:table-cell>
          <table:table-cell office:value-type="float" office:value="9878641" calcext:value-type="float">
            <text:p>987864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SE PUDO DETERMINAR LA POSIBLE CAUSA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5</text:p>
          </table:table-cell>
          <table:table-cell office:value-type="string" calcext:value-type="string">
            <text:p>2015-09-17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4]&amp;&quot;|&quot;&amp;[.AI34]&amp;&quot;|&quot;&amp;[.AJ34]&amp;&quot;|&quot;&amp;[.AK34]&amp;&quot;|&quot;&amp;[.AL34]&amp;&quot;|&quot;&amp;[.AM34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El Abra</text:p>
          </table:table-cell>
          <table:table-cell office:value-type="string" calcext:value-type="string">
            <text:p>ND</text:p>
          </table:table-cell>
          <table:table-cell office:value-type="float" office:value="511438" calcext:value-type="float">
            <text:p>511438</text:p>
          </table:table-cell>
          <table:table-cell office:value-type="float" office:value="9878503" calcext:value-type="float">
            <text:p>987850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SE PUDO DETERMINAR LA POSIBLE CAUSA, EL CUERPO DE LA TORTUGA NO PRESENTABA <text:s/>LA CABEZA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6</text:p>
          </table:table-cell>
          <table:table-cell office:value-type="string" calcext:value-type="string">
            <text:p>2015-09-17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5]&amp;&quot;|&quot;&amp;[.AI35]&amp;&quot;|&quot;&amp;[.AJ35]&amp;&quot;|&quot;&amp;[.AK35]&amp;&quot;|&quot;&amp;[.AL35]&amp;&quot;|&quot;&amp;[.AM35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El Abra</text:p>
          </table:table-cell>
          <table:table-cell office:value-type="string" calcext:value-type="string">
            <text:p>ND</text:p>
          </table:table-cell>
          <table:table-cell office:value-type="float" office:value="511411" calcext:value-type="float">
            <text:p>511411</text:p>
          </table:table-cell>
          <table:table-cell office:value-type="float" office:value="9878620" calcext:value-type="float">
            <text:p>987862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O SE PUDO DETERMINAR LA POSIBLE CAUSA, EL CUERPO DE LA TORTUGA NO PRESENTABA <text:s/>LA CABEZA NI ALETAS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7</text:p>
          </table:table-cell>
          <table:table-cell office:value-type="string" calcext:value-type="string">
            <text:p>2015-09-30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36]&amp;&quot;|&quot;&amp;[.AI36]&amp;&quot;|&quot;&amp;[.AJ36]&amp;&quot;|&quot;&amp;[.AK36]&amp;&quot;|&quot;&amp;[.AL36]&amp;&quot;|&quot;&amp;[.AM36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385" calcext:value-type="float">
            <text:p>510385</text:p>
          </table:table-cell>
          <table:table-cell office:value-type="float" office:value="9881593" calcext:value-type="float">
            <text:p>988159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AVANZADA DESCOMPOSICIÓN, PRESENTÓ AUSENCIA DE CABEZA Y EXTREMIDADES <text:s/>DEBIDO A POSIBLE FAUNA MARINA CARROÑERA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09:008</text:p>
          </table:table-cell>
          <table:table-cell office:value-type="string" calcext:value-type="string">
            <text:p>2015-09-16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Zambrano, Ju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81</text:p>
          </table:table-cell>
          <table:table-cell office:value-type="string" calcext:value-type="string">
            <text:p>Zalophus wollebaeki</text:p>
          </table:table-cell>
          <table:table-cell table:formula="of:=[.AH37]&amp;&quot;|&quot;&amp;[.AI37]&amp;&quot;|&quot;&amp;[.AJ37]&amp;&quot;|&quot;&amp;[.AK37]&amp;&quot;|&quot;&amp;[.AL37]&amp;&quot;|&quot;&amp;[.AM37]" office:value-type="string" office:string-value="Animalia|Chordata|Mammalia|Carnivora|Otariidae|Zalophus" calcext:value-type="string">
            <text:p>Animalia|Chordata|Mammalia|Carnivora|Otariidae|Zaloph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Zalophus</text:p>
          </table:table-cell>
          <table:table-cell office:value-type="string" calcext:value-type="string">
            <text:p>wollebaeki</text:p>
          </table:table-cell>
          <table:table-cell office:value-type="string" calcext:value-type="string">
            <text:p>León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Rio Caña</text:p>
          </table:table-cell>
          <table:table-cell office:value-type="string" calcext:value-type="string">
            <text:p>ND</text:p>
          </table:table-cell>
          <table:table-cell office:value-type="float" office:value="511004" calcext:value-type="float">
            <text:p>511004</text:p>
          </table:table-cell>
          <table:table-cell office:value-type="float" office:value="9880217" calcext:value-type="float">
            <text:p>988021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1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8]&amp;&quot;|&quot;&amp;[.AI38]&amp;&quot;|&quot;&amp;[.AJ38]&amp;&quot;|&quot;&amp;[.AK38]&amp;&quot;|&quot;&amp;[.AL38]&amp;&quot;|&quot;&amp;[.AM38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849" calcext:value-type="float">
            <text:p>510849</text:p>
          </table:table-cell>
          <table:table-cell office:value-type="float" office:value="9880664" calcext:value-type="float">
            <text:p>988066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AVANZADA DESCOMPOSICIÓN Y AUSENCIA DE CABEZA.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2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39]&amp;&quot;|&quot;&amp;[.AI39]&amp;&quot;|&quot;&amp;[.AJ39]&amp;&quot;|&quot;&amp;[.AK39]&amp;&quot;|&quot;&amp;[.AL39]&amp;&quot;|&quot;&amp;[.AM39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785" calcext:value-type="float">
            <text:p>510785</text:p>
          </table:table-cell>
          <table:table-cell office:value-type="float" office:value="9880770" calcext:value-type="float">
            <text:p>988077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Ó LÍNEA DE SEDAL DE ANZUELO SALIENDO DESDE EL <text:s/>ESÓFAGO (INTERACCIÓN CON PESQUERÍA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3</text:p>
          </table:table-cell>
          <table:table-cell office:value-type="string" calcext:value-type="string">
            <text:p>2015-10-1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eyes, Victor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40]&amp;&quot;|&quot;&amp;[.AI40]&amp;&quot;|&quot;&amp;[.AJ40]&amp;&quot;|&quot;&amp;[.AK40]&amp;&quot;|&quot;&amp;[.AL40]&amp;&quot;|&quot;&amp;[.AM40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iguiqui</text:p>
          </table:table-cell>
          <table:table-cell office:value-type="string" calcext:value-type="string">
            <text:p>ND</text:p>
          </table:table-cell>
          <table:table-cell office:value-type="float" office:value="513077" calcext:value-type="float">
            <text:p>513077</text:p>
          </table:table-cell>
          <table:table-cell office:value-type="float" office:value="9886556" calcext:value-type="float">
            <text:p>9886556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DAÑO DE ARPON EN CABEZA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4</text:p>
          </table:table-cell>
          <table:table-cell office:value-type="string" calcext:value-type="string">
            <text:p>2015-10-1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41]&amp;&quot;|&quot;&amp;[.AI41]&amp;&quot;|&quot;&amp;[.AJ41]&amp;&quot;|&quot;&amp;[.AK41]&amp;&quot;|&quot;&amp;[.AL41]&amp;&quot;|&quot;&amp;[.AM41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55" calcext:value-type="float">
            <text:p>510255</text:p>
          </table:table-cell>
          <table:table-cell office:value-type="float" office:value="9881851" calcext:value-type="float">
            <text:p>988185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FRACTURA EN ALETA DERECHA, POSIBLE INTERACCIÓN CON PESQUERÍA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5</text:p>
          </table:table-cell>
          <table:table-cell office:value-type="string" calcext:value-type="string">
            <text:p>2015-10-1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42]&amp;&quot;|&quot;&amp;[.AI42]&amp;&quot;|&quot;&amp;[.AJ42]&amp;&quot;|&quot;&amp;[.AK42]&amp;&quot;|&quot;&amp;[.AL42]&amp;&quot;|&quot;&amp;[.AM42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Crucita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EDIANTE DENUNCIA 911, SE REPORTÓ VARAMIENTO EN PLAYA CRUCITA. GUARDAPARQUE TRASLADARON TORTUGA HASTA CENTRO REHABILITACIÓN EN PNM. PRESENTABA ANZUELO EN ESÓFAGO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6</text:p>
          </table:table-cell>
          <table:table-cell office:value-type="string" calcext:value-type="string">
            <text:p>2015-10-1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43]&amp;&quot;|&quot;&amp;[.AI43]&amp;&quot;|&quot;&amp;[.AJ43]&amp;&quot;|&quot;&amp;[.AK43]&amp;&quot;|&quot;&amp;[.AL43]&amp;&quot;|&quot;&amp;[.AM43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54" calcext:value-type="float">
            <text:p>510554</text:p>
          </table:table-cell>
          <table:table-cell office:value-type="float" office:value="9881319" calcext:value-type="float">
            <text:p>988131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VALUACIÓN MÉDICA REFIRIO LA PRESENCIA DE AGUA EN PULMONES. GUARDAPARQUE TRASLADARON <text:s/>TORTUGA HASTA CENTRO REHABILITACIÓN EN PNM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7</text:p>
          </table:table-cell>
          <table:table-cell office:value-type="string" calcext:value-type="string">
            <text:p>2015-10-2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44]&amp;&quot;|&quot;&amp;[.AI44]&amp;&quot;|&quot;&amp;[.AJ44]&amp;&quot;|&quot;&amp;[.AK44]&amp;&quot;|&quot;&amp;[.AL44]&amp;&quot;|&quot;&amp;[.AM44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s Piñas</text:p>
          </table:table-cell>
          <table:table-cell office:value-type="string" calcext:value-type="string">
            <text:p>ND</text:p>
          </table:table-cell>
          <table:table-cell office:value-type="float" office:value="511228" calcext:value-type="float">
            <text:p>511228</text:p>
          </table:table-cell>
          <table:table-cell office:value-type="float" office:value="9879414" calcext:value-type="float">
            <text:p>987941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GOLPE EN CAPARAZÓN DEBIDO A POSIBLE COLISIÓN CON EMBARCACIÓN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8</text:p>
          </table:table-cell>
          <table:table-cell office:value-type="string" calcext:value-type="string">
            <text:p>2015-10-0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45]&amp;&quot;|&quot;&amp;[.AI45]&amp;&quot;|&quot;&amp;[.AJ45]&amp;&quot;|&quot;&amp;[.AK45]&amp;&quot;|&quot;&amp;[.AL45]&amp;&quot;|&quot;&amp;[.AM45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758" calcext:value-type="float">
            <text:p>510758</text:p>
          </table:table-cell>
          <table:table-cell office:value-type="float" office:value="9884702" calcext:value-type="float">
            <text:p>988470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09</text:p>
          </table:table-cell>
          <table:table-cell office:value-type="string" calcext:value-type="string">
            <text:p>2015-10-1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46]&amp;&quot;|&quot;&amp;[.AI46]&amp;&quot;|&quot;&amp;[.AJ46]&amp;&quot;|&quot;&amp;[.AK46]&amp;&quot;|&quot;&amp;[.AL46]&amp;&quot;|&quot;&amp;[.AM46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ta Marianita</text:p>
          </table:table-cell>
          <table:table-cell office:value-type="string" calcext:value-type="string">
            <text:p>ND</text:p>
          </table:table-cell>
          <table:table-cell office:value-type="float" office:value="518124" calcext:value-type="float">
            <text:p>518124</text:p>
          </table:table-cell>
          <table:table-cell office:value-type="float" office:value="9892639" calcext:value-type="float">
            <text:p>989263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10</text:p>
          </table:table-cell>
          <table:table-cell office:value-type="string" calcext:value-type="string">
            <text:p>2015-10-1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incay, Ronald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47]&amp;&quot;|&quot;&amp;[.AI47]&amp;&quot;|&quot;&amp;[.AJ47]&amp;&quot;|&quot;&amp;[.AK47]&amp;&quot;|&quot;&amp;[.AL47]&amp;&quot;|&quot;&amp;[.AM47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ta Marianita</text:p>
          </table:table-cell>
          <table:table-cell office:value-type="string" calcext:value-type="string">
            <text:p>ND</text:p>
          </table:table-cell>
          <table:table-cell office:value-type="float" office:value="518867" calcext:value-type="float">
            <text:p>518867</text:p>
          </table:table-cell>
          <table:table-cell office:value-type="float" office:value="9894233" calcext:value-type="float">
            <text:p>989423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Animal murió días despues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11</text:p>
          </table:table-cell>
          <table:table-cell office:value-type="string" calcext:value-type="string">
            <text:p>2015-10-1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Lara, Fausto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48]&amp;&quot;|&quot;&amp;[.AI48]&amp;&quot;|&quot;&amp;[.AJ48]&amp;&quot;|&quot;&amp;[.AK48]&amp;&quot;|&quot;&amp;[.AL48]&amp;&quot;|&quot;&amp;[.AM48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La Botada</text:p>
          </table:table-cell>
          <table:table-cell office:value-type="string" calcext:value-type="string">
            <text:p>ND</text:p>
          </table:table-cell>
          <table:table-cell office:value-type="float" office:value="510431" calcext:value-type="float">
            <text:p>510431</text:p>
          </table:table-cell>
          <table:table-cell office:value-type="float" office:value="9883341" calcext:value-type="float">
            <text:p>988334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12</text:p>
          </table:table-cell>
          <table:table-cell office:value-type="string" calcext:value-type="string">
            <text:p>2015-10-1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8381</text:p>
          </table:table-cell>
          <table:table-cell table:style-name="ce6" office:value-type="string" calcext:value-type="string">
            <text:p>Phoebastria irrorata</text:p>
          </table:table-cell>
          <table:table-cell table:formula="of:=[.AH49]&amp;&quot;|&quot;&amp;[.AI49]&amp;&quot;|&quot;&amp;[.AJ49]&amp;&quot;|&quot;&amp;[.AK49]&amp;&quot;|&quot;&amp;[.AL49]&amp;&quot;|&quot;&amp;[.AM49]" office:value-type="string" office:string-value="Animalia|Chordata|Aves|Procellariiformes|Diomedeidae|Phoebastria" calcext:value-type="string">
            <text:p>Animalia|Chordata|Aves|Procellariiformes|Diomedeidae|Phoebastria</text:p>
          </table:table-cell>
          <table:table-cell table:style-name="ce6" office:value-type="string" calcext:value-type="string">
            <text:p>Animalia</text:p>
          </table:table-cell>
          <table:table-cell table:style-name="ce6" office:value-type="string" calcext:value-type="string">
            <text:p>Chordata</text:p>
          </table:table-cell>
          <table:table-cell table:style-name="ce6" office:value-type="string" calcext:value-type="string">
            <text:p>Aves</text:p>
          </table:table-cell>
          <table:table-cell table:style-name="ce6" office:value-type="string" calcext:value-type="string">
            <text:p>Procellariiformes</text:p>
          </table:table-cell>
          <table:table-cell table:style-name="ce6" office:value-type="string" calcext:value-type="string">
            <text:p>Diomedeidae</text:p>
          </table:table-cell>
          <table:table-cell table:style-name="ce6" office:value-type="string" calcext:value-type="string">
            <text:p>Phoebastria</text:p>
          </table:table-cell>
          <table:table-cell table:style-name="ce6" office:value-type="string" calcext:value-type="string">
            <text:p>irrorata</text:p>
          </table:table-cell>
          <table:table-cell table:style-name="ce6" office:value-type="string" calcext:value-type="string">
            <text:p>Albatros de las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008" calcext:value-type="float">
            <text:p>510008</text:p>
          </table:table-cell>
          <table:table-cell office:value-type="float" office:value="9882332" calcext:value-type="float">
            <text:p>988233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0:013</text:p>
          </table:table-cell>
          <table:table-cell office:value-type="string" calcext:value-type="string">
            <text:p>2015-10-1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78</text:p>
          </table:table-cell>
          <table:table-cell office:value-type="string" calcext:value-type="string">
            <text:p>Arctocephalus australis</text:p>
          </table:table-cell>
          <table:table-cell table:formula="of:=[.AH50]&amp;&quot;|&quot;&amp;[.AI50]&amp;&quot;|&quot;&amp;[.AJ50]&amp;&quot;|&quot;&amp;[.AK50]&amp;&quot;|&quot;&amp;[.AL50]&amp;&quot;|&quot;&amp;[.AM50]" office:value-type="string" office:string-value="Animalia|Chordata|Mammalia|Carnivora|Otariidae|Arctophoca" calcext:value-type="string">
            <text:p>Animalia|Chordata|Mammalia|Carnivora|Otariidae|Arctophoc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Arctophoca</text:p>
          </table:table-cell>
          <table:table-cell office:value-type="string" calcext:value-type="string">
            <text:p>australis</text:p>
          </table:table-cell>
          <table:table-cell office:value-type="string" calcext:value-type="string">
            <text:p>Lobo marino de Galápago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9857" calcext:value-type="float">
            <text:p>519857</text:p>
          </table:table-cell>
          <table:table-cell office:value-type="float" office:value="9882620" calcext:value-type="float">
            <text:p>988262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1</text:p>
          </table:table-cell>
          <table:table-cell office:value-type="string" calcext:value-type="string">
            <text:p>2015-10-0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1]&amp;&quot;|&quot;&amp;[.AI51]&amp;&quot;|&quot;&amp;[.AJ51]&amp;&quot;|&quot;&amp;[.AK51]&amp;&quot;|&quot;&amp;[.AL51]&amp;&quot;|&quot;&amp;[.AM51]" office:value-type="string" office:string-value="Animalia|Chordata|Sauropsida|Testudines|Cheloniidae|Chelonia" calcext:value-type="string">
            <text:p>Animalia|Chordata|Sauropsida|Testudines|Cheloniidae|Chelon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Bahia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RESCATE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2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2]&amp;&quot;|&quot;&amp;[.AI52]&amp;&quot;|&quot;&amp;[.AJ52]&amp;&quot;|&quot;&amp;[.AK52]&amp;&quot;|&quot;&amp;[.AL52]&amp;&quot;|&quot;&amp;[.AM52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ta Marianita</text:p>
          </table:table-cell>
          <table:table-cell office:value-type="string" calcext:value-type="string">
            <text:p>ND</text:p>
          </table:table-cell>
          <table:table-cell office:value-type="float" office:value="518384" calcext:value-type="float">
            <text:p>518384</text:p>
          </table:table-cell>
          <table:table-cell office:value-type="float" office:value="9893172" calcext:value-type="float">
            <text:p>989317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DESCOMPOSICIÓN NO. 3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3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anchez, Ivan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53]&amp;&quot;|&quot;&amp;[.AI53]&amp;&quot;|&quot;&amp;[.AJ53]&amp;&quot;|&quot;&amp;[.AK53]&amp;&quot;|&quot;&amp;[.AL53]&amp;&quot;|&quot;&amp;[.AM53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607" calcext:value-type="float">
            <text:p>510607</text:p>
          </table:table-cell>
          <table:table-cell office:value-type="float" office:value="9881093" calcext:value-type="float">
            <text:p>988109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uerte por interacción pesquera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4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incay, Ronald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54]&amp;&quot;|&quot;&amp;[.AI54]&amp;&quot;|&quot;&amp;[.AJ54]&amp;&quot;|&quot;&amp;[.AK54]&amp;&quot;|&quot;&amp;[.AL54]&amp;&quot;|&quot;&amp;[.AM54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77" calcext:value-type="float">
            <text:p>510277</text:p>
          </table:table-cell>
          <table:table-cell office:value-type="float" office:value="9881781" calcext:value-type="float">
            <text:p>988178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uerte por interacción pesquera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5</text:p>
          </table:table-cell>
          <table:table-cell office:value-type="string" calcext:value-type="string">
            <text:p>2015-10-0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opez, Angel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4" table:style-name="ce6" office:value-type="string" calcext:value-type="string">
            <text:p>ND</text:p>
          </table:table-cell>
          <table:table-cell table:formula="of:=[.AH55]&amp;&quot;|&quot;&amp;[.AI55]&amp;&quot;|&quot;&amp;[.AJ55]&amp;&quot;|&quot;&amp;[.AK55]&amp;&quot;|&quot;&amp;[.AL55]&amp;&quot;|&quot;&amp;[.AM55]" office:value-type="string" office:string-value="Animalia|Chordata|Mammalia|Carnivora|Otariidae|ND" calcext:value-type="string">
            <text:p>Animalia|Chordata|Mammalia|Carnivora|Otariidae|ND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30" calcext:value-type="float">
            <text:p>510230</text:p>
          </table:table-cell>
          <table:table-cell office:value-type="float" office:value="9881936" calcext:value-type="float">
            <text:p>9881936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table:style-name="ce6"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6</text:p>
          </table:table-cell>
          <table:table-cell office:value-type="string" calcext:value-type="string">
            <text:p>2015-10-0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opez, Yandry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6]&amp;&quot;|&quot;&amp;[.AI56]&amp;&quot;|&quot;&amp;[.AJ56]&amp;&quot;|&quot;&amp;[.AK56]&amp;&quot;|&quot;&amp;[.AL56]&amp;&quot;|&quot;&amp;[.AM56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122" calcext:value-type="float">
            <text:p>510122</text:p>
          </table:table-cell>
          <table:table-cell office:value-type="float" office:value="9882130" calcext:value-type="float">
            <text:p>988213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DESCOMPOSICIÓN NO. 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7</text:p>
          </table:table-cell>
          <table:table-cell office:value-type="string" calcext:value-type="string">
            <text:p>2015-10-1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7]&amp;&quot;|&quot;&amp;[.AI57]&amp;&quot;|&quot;&amp;[.AJ57]&amp;&quot;|&quot;&amp;[.AK57]&amp;&quot;|&quot;&amp;[.AL57]&amp;&quot;|&quot;&amp;[.AM57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29" calcext:value-type="float">
            <text:p>510229</text:p>
          </table:table-cell>
          <table:table-cell office:value-type="float" office:value="9881925" calcext:value-type="float">
            <text:p>9881925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DESCOMPOSICIÓN NO. 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8</text:p>
          </table:table-cell>
          <table:table-cell office:value-type="string" calcext:value-type="string">
            <text:p>2015-10-1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8]&amp;&quot;|&quot;&amp;[.AI58]&amp;&quot;|&quot;&amp;[.AJ58]&amp;&quot;|&quot;&amp;[.AK58]&amp;&quot;|&quot;&amp;[.AL58]&amp;&quot;|&quot;&amp;[.AM58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32" calcext:value-type="float">
            <text:p>510232</text:p>
          </table:table-cell>
          <table:table-cell office:value-type="float" office:value="9881984" calcext:value-type="float">
            <text:p>988198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RESCATE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09</text:p>
          </table:table-cell>
          <table:table-cell office:value-type="string" calcext:value-type="string">
            <text:p>2015-10-1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Pincay, Ronald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terrad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59]&amp;&quot;|&quot;&amp;[.AI59]&amp;&quot;|&quot;&amp;[.AJ59]&amp;&quot;|&quot;&amp;[.AK59]&amp;&quot;|&quot;&amp;[.AL59]&amp;&quot;|&quot;&amp;[.AM59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621" calcext:value-type="float">
            <text:p>510621</text:p>
          </table:table-cell>
          <table:table-cell office:value-type="float" office:value="9881072" calcext:value-type="float">
            <text:p>988107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uerte por interacción pesquera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10</text:p>
          </table:table-cell>
          <table:table-cell office:value-type="string" calcext:value-type="string">
            <text:p>2015-10-1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Pincay, Ronald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3]&amp;&quot;|&quot;&amp;[.AI53]&amp;&quot;|&quot;&amp;[.AJ53]&amp;&quot;|&quot;&amp;[.AK53]&amp;&quot;|&quot;&amp;[.AL53]&amp;&quot;|&quot;&amp;[.AM53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32" calcext:value-type="float">
            <text:p>510232</text:p>
          </table:table-cell>
          <table:table-cell office:value-type="float" office:value="98819842" calcext:value-type="float">
            <text:p>9881984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ó fractura en aleta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11</text:p>
          </table:table-cell>
          <table:table-cell office:value-type="string" calcext:value-type="string">
            <text:p>2015-10-1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4]&amp;&quot;|&quot;&amp;[.AI54]&amp;&quot;|&quot;&amp;[.AJ54]&amp;&quot;|&quot;&amp;[.AK54]&amp;&quot;|&quot;&amp;[.AL54]&amp;&quot;|&quot;&amp;[.AM54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869" calcext:value-type="float">
            <text:p>510869</text:p>
          </table:table-cell>
          <table:table-cell office:value-type="float" office:value="9880584" calcext:value-type="float">
            <text:p>988058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RESCATE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1:012</text:p>
          </table:table-cell>
          <table:table-cell office:value-type="string" calcext:value-type="string">
            <text:p>2015-10-1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Taffur, Andrés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VIV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D</text:p>
          </table:table-cell>
          <table:table-cell table:style-name="ce6" office:value-type="string" calcext:value-type="string">
            <text:p>enviado a centro de rehabilitación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5]&amp;&quot;|&quot;&amp;[.AI55]&amp;&quot;|&quot;&amp;[.AJ55]&amp;&quot;|&quot;&amp;[.AK55]&amp;&quot;|&quot;&amp;[.AL55]&amp;&quot;|&quot;&amp;[.AM55]" office:value-type="string" office:string-value="Animalia|Chordata|Mammalia|Carnivora|Otariidae|ND" calcext:value-type="string">
            <text:p>Animalia|Chordata|Mammalia|Carnivora|Otariidae|ND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869" calcext:value-type="float">
            <text:p>510869</text:p>
          </table:table-cell>
          <table:table-cell office:value-type="float" office:value="9880584" calcext:value-type="float">
            <text:p>988058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ó deshidratación y ahogamiento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2:001</text:p>
          </table:table-cell>
          <table:table-cell office:value-type="string" calcext:value-type="string">
            <text:p>2021-12-04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anchez, Ivan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6]&amp;&quot;|&quot;&amp;[.AI56]&amp;&quot;|&quot;&amp;[.AJ56]&amp;&quot;|&quot;&amp;[.AK56]&amp;&quot;|&quot;&amp;[.AL56]&amp;&quot;|&quot;&amp;[.AM56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ta Marianita</text:p>
          </table:table-cell>
          <table:table-cell office:value-type="string" calcext:value-type="string">
            <text:p>ND</text:p>
          </table:table-cell>
          <table:table-cell office:value-type="float" office:value="518594" calcext:value-type="float">
            <text:p>518594</text:p>
          </table:table-cell>
          <table:table-cell office:value-type="float" office:value="9893557" calcext:value-type="float">
            <text:p>989355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ó fractura caparazón y anzuelo por interacción pesquería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2:002</text:p>
          </table:table-cell>
          <table:table-cell office:value-type="string" calcext:value-type="string">
            <text:p>2021-12-14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Lopez, Yandry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office:value-type="string" calcext:value-type="string">
            <text:p>macho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ND</text:p>
          </table:table-cell>
          <table:table-cell office:value-type="string" calcext:value-type="string">
            <text:p>ec.bio.spp.45448</text:p>
          </table:table-cell>
          <table:table-cell office:value-type="string" calcext:value-type="string">
            <text:p>Lepidochelys olivacea</text:p>
          </table:table-cell>
          <table:table-cell table:formula="of:=[.AH57]&amp;&quot;|&quot;&amp;[.AI57]&amp;&quot;|&quot;&amp;[.AJ57]&amp;&quot;|&quot;&amp;[.AK57]&amp;&quot;|&quot;&amp;[.AL57]&amp;&quot;|&quot;&amp;[.AM57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Lepidochelys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ortuga golf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342" calcext:value-type="float">
            <text:p>510342</text:p>
          </table:table-cell>
          <table:table-cell office:value-type="float" office:value="9881683" calcext:value-type="float">
            <text:p>988168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AVANZADA DESCOMPOSICIÓN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2:003</text:p>
          </table:table-cell>
          <table:table-cell office:value-type="string" calcext:value-type="string">
            <text:p>2021-12-15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Lopez, Yandry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8]&amp;&quot;|&quot;&amp;[.AI58]&amp;&quot;|&quot;&amp;[.AJ58]&amp;&quot;|&quot;&amp;[.AK58]&amp;&quot;|&quot;&amp;[.AL58]&amp;&quot;|&quot;&amp;[.AM58]" office:value-type="string" office:string-value="Animalia|Chordata|Sauropsida|Testudines|Cheloniidae|Lepidochelys" calcext:value-type="string">
            <text:p>Animalia|Chordata|Sauropsida|Testudines|Cheloniidae|Lepidochely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579" calcext:value-type="float">
            <text:p>510579</text:p>
          </table:table-cell>
          <table:table-cell office:value-type="float" office:value="9881204" calcext:value-type="float">
            <text:p>988120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STADO DESCOMPOSICIÓN 3 SIN DEFINIR CAUSA DE MUERTE.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2:004</text:p>
          </table:table-cell>
          <table:table-cell office:value-type="string" calcext:value-type="string">
            <text:p>2021-12-1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Lopez, Yandry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vivo</text:p>
          </table:table-cell>
          <table:table-cell office:value-type="string" calcext:value-type="string">
            <text:p>hembra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ND</text:p>
          </table:table-cell>
          <table:table-cell office:value-type="string" calcext:value-type="string">
            <text:p>ec.bio.spp.45446</text:p>
          </table:table-cell>
          <table:table-cell office:value-type="string" calcext:value-type="string">
            <text:p>Chelonia mydas</text:p>
          </table:table-cell>
          <table:table-cell table:formula="of:=[.AH59]&amp;&quot;|&quot;&amp;[.AI59]&amp;&quot;|&quot;&amp;[.AJ59]&amp;&quot;|&quot;&amp;[.AK59]&amp;&quot;|&quot;&amp;[.AL59]&amp;&quot;|&quot;&amp;[.AM59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auropsid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oniidae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mydas</text:p>
          </table:table-cell>
          <table:table-cell office:value-type="string" calcext:value-type="string">
            <text:p>Tortuga verd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266" calcext:value-type="float">
            <text:p>510266</text:p>
          </table:table-cell>
          <table:table-cell office:value-type="float" office:value="9881882" calcext:value-type="float">
            <text:p>988188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PRESENTABA ANZUELO EN EL ESÓFAGO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512:005</text:p>
          </table:table-cell>
          <table:table-cell office:value-type="string" calcext:value-type="string">
            <text:p>2021-12-23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Reyes, Victor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muerto</text:p>
          </table:table-cell>
          <table:table-cell office:value-type="string" calcext:value-type="string">
            <text:p>ND</text:p>
          </table:table-cell>
          <table:table-cell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ND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67]&amp;&quot;|&quot;&amp;[.AI67]&amp;&quot;|&quot;&amp;[.AJ67]&amp;&quot;|&quot;&amp;[.AK67]&amp;&quot;|&quot;&amp;[.AL67]&amp;&quot;|&quot;&amp;[.AM67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nabí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ND</text:p>
          </table:table-cell>
          <table:table-cell office:value-type="float" office:value="510025" calcext:value-type="float">
            <text:p>510025</text:p>
          </table:table-cell>
          <table:table-cell office:value-type="float" office:value="9882303" calcext:value-type="float">
            <text:p>988230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AVANZADA DESCOMPOSICIÓN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705:001</text:p>
          </table:table-cell>
          <table:table-cell office:value-type="string" calcext:value-type="string">
            <text:p>2017-05-31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Bazurto, Yolanda|Jhonny Martinez</text:p>
          </table:table-cell>
          <table:table-cell table:style-name="ce6"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robust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17H00M00S" calcext:value-type="time">
            <text:p>17:00:00</text:p>
          </table:table-cell>
          <table:table-cell office:value-type="string" calcext:value-type="string">
            <text:p>Autolisis incipiente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68]&amp;&quot;|&quot;&amp;[.AI68]&amp;&quot;|&quot;&amp;[.AJ68]&amp;&quot;|&quot;&amp;[.AK68]&amp;&quot;|&quot;&amp;[.AL68]&amp;&quot;|&quot;&amp;[.AM68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rea Nacional de Recreacion Playas Villamil</text:p>
          </table:table-cell>
          <table:table-cell office:value-type="string" calcext:value-type="string">
            <text:p>ND</text:p>
          </table:table-cell>
          <table:table-cell office:value-type="float" office:value="566741" calcext:value-type="float">
            <text:p>566741</text:p>
          </table:table-cell>
          <table:table-cell office:value-type="float" office:value="9708335" calcext:value-type="float">
            <text:p>9708335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Ballena totalmente inflada producción del proceso de putrefacción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706:001</text:p>
          </table:table-cell>
          <table:table-cell office:value-type="string" calcext:value-type="string">
            <text:p>2017-06-17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almeron, Wilter|Jhonny Marti­nez</text:p>
          </table:table-cell>
          <table:table-cell table:style-name="ce6"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delgad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17H00M00S" calcext:value-type="time">
            <text:p>17:00:00</text:p>
          </table:table-cell>
          <table:table-cell office:value-type="string" calcext:value-type="string">
            <text:p>Autolisis avanzada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69]&amp;&quot;|&quot;&amp;[.AI69]&amp;&quot;|&quot;&amp;[.AJ69]&amp;&quot;|&quot;&amp;[.AK69]&amp;&quot;|&quot;&amp;[.AL69]&amp;&quot;|&quot;&amp;[.AM69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rea Nacional de Recreacion Playas Villamil</text:p>
          </table:table-cell>
          <table:table-cell office:value-type="string" calcext:value-type="string">
            <text:p>ND</text:p>
          </table:table-cell>
          <table:table-cell office:value-type="float" office:value="570565" calcext:value-type="float">
            <text:p>570565</text:p>
          </table:table-cell>
          <table:table-cell office:value-type="float" office:value="9704527" calcext:value-type="float">
            <text:p>970452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En avanzado estado de descomposicii³n con cortes en el cuerpo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906:001</text:p>
          </table:table-cell>
          <table:table-cell office:value-type="string" calcext:value-type="string">
            <text:p>2019-06-26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Quinde, Orlin|Hernandez, Saily</text:p>
          </table:table-cell>
          <table:table-cell table:style-name="ce6"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delgad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18H10M00S" calcext:value-type="time">
            <text:p>18:10:00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70]&amp;&quot;|&quot;&amp;[.AI70]&amp;&quot;|&quot;&amp;[.AJ70]&amp;&quot;|&quot;&amp;[.AK70]&amp;&quot;|&quot;&amp;[.AL70]&amp;&quot;|&quot;&amp;[.AM70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ngabao</text:p>
          </table:table-cell>
          <table:table-cell office:value-type="string" calcext:value-type="string">
            <text:p>ND</text:p>
          </table:table-cell>
          <table:table-cell office:value-type="float" office:value="562160" calcext:value-type="float">
            <text:p>562160</text:p>
          </table:table-cell>
          <table:table-cell office:value-type="float" office:value="9708804" calcext:value-type="float">
            <text:p>970880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area alta, area turistica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907:001</text:p>
          </table:table-cell>
          <table:table-cell office:value-type="string" calcext:value-type="string">
            <text:p>2019-07-08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artinez, Jhonny|Quinde, Orlin</text:p>
          </table:table-cell>
          <table:table-cell table:style-name="ce6" office:value-type="string" calcext:value-type="string">
            <text:p>orill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robust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08H30M00S" calcext:value-type="time">
            <text:p>08:30:00</text:p>
          </table:table-cell>
          <table:table-cell office:value-type="string" calcext:value-type="string">
            <text:p>Autolisis avanzada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71]&amp;&quot;|&quot;&amp;[.AI71]&amp;&quot;|&quot;&amp;[.AJ71]&amp;&quot;|&quot;&amp;[.AK71]&amp;&quot;|&quot;&amp;[.AL71]&amp;&quot;|&quot;&amp;[.AM71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ngabao</text:p>
          </table:table-cell>
          <table:table-cell office:value-type="string" calcext:value-type="string">
            <text:p>ND</text:p>
          </table:table-cell>
          <table:table-cell office:value-type="float" office:value="562825" calcext:value-type="float">
            <text:p>562825</text:p>
          </table:table-cell>
          <table:table-cell office:value-type="float" office:value="9708096" calcext:value-type="float">
            <text:p>9708096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area alta, area turistica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1908:001</text:p>
          </table:table-cell>
          <table:table-cell office:value-type="string" calcext:value-type="string">
            <text:p>2019-08-2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Figueroa, Ubaldo</text:p>
          </table:table-cell>
          <table:table-cell table:style-name="ce6" office:value-type="string" calcext:value-type="string">
            <text:p>orill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robust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16H40M00S" calcext:value-type="time">
            <text:p>16:40:00</text:p>
          </table:table-cell>
          <table:table-cell office:value-type="string" calcext:value-type="string">
            <text:p>Autolisis avanzada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72]&amp;&quot;|&quot;&amp;[.AI72]&amp;&quot;|&quot;&amp;[.AJ72]&amp;&quot;|&quot;&amp;[.AK72]&amp;&quot;|&quot;&amp;[.AL72]&amp;&quot;|&quot;&amp;[.AM72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ngabao</text:p>
          </table:table-cell>
          <table:table-cell office:value-type="string" calcext:value-type="string">
            <text:p>ND</text:p>
          </table:table-cell>
          <table:table-cell office:value-type="float" office:value="559382" calcext:value-type="float">
            <text:p>559382</text:p>
          </table:table-cell>
          <table:table-cell office:value-type="float" office:value="9711531" calcext:value-type="float">
            <text:p>971153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area alta, area turistica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0:07:001</text:p>
          </table:table-cell>
          <table:table-cell office:value-type="string" calcext:value-type="string">
            <text:p>2020-07-18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artinez, Jhonny</text:p>
          </table:table-cell>
          <table:table-cell table:style-name="ce6" office:value-type="string" calcext:value-type="string">
            <text:p>playa</text:p>
          </table:table-cell>
          <table:table-cell table:style-name="ce6" office:value-type="string" calcext:value-type="string">
            <text:p>vivo</text:p>
          </table:table-cell>
          <table:table-cell table:style-name="ce6" office:value-type="string" calcext:value-type="string">
            <text:p>macho</text:p>
          </table:table-cell>
          <table:table-cell table:style-name="ce6" office:value-type="string" calcext:value-type="string">
            <text:p>c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robusto</text:p>
          </table:table-cell>
          <table:table-cell office:value-type="string" calcext:value-type="string">
            <text:p>no 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20H20M00S" calcext:value-type="time">
            <text:p>20:20:00</text:p>
          </table:table-cell>
          <table:table-cell office:value-type="string" calcext:value-type="string">
            <text:p>Autolisis 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73]&amp;&quot;|&quot;&amp;[.AI73]&amp;&quot;|&quot;&amp;[.AJ73]&amp;&quot;|&quot;&amp;[.AK73]&amp;&quot;|&quot;&amp;[.AL73]&amp;&quot;|&quot;&amp;[.AM73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ngabao</text:p>
          </table:table-cell>
          <table:table-cell table:number-columns-repeated="5" office:value-type="string" calcext:value-type="string">
            <text:p>ND</text:p>
          </table:table-cell>
          <table:table-cell office:value-type="string" calcext:value-type="string">
            <text:p>marea alta, area turistica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1:001</text:p>
          </table:table-cell>
          <table:table-cell office:value-type="string" calcext:value-type="string">
            <text:p>2021-01-1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ec.bio.spp.45799</text:p>
          </table:table-cell>
          <table:table-cell office:value-type="string" calcext:value-type="string">
            <text:p>Delphinus delphis</text:p>
          </table:table-cell>
          <table:table-cell table:formula="of:=[.AH74]&amp;&quot;|&quot;&amp;[.AI74]&amp;&quot;|&quot;&amp;[.AJ74]&amp;&quot;|&quot;&amp;[.AK74]&amp;&quot;|&quot;&amp;[.AL74]&amp;&quot;|&quot;&amp;[.AM74]" office:value-type="string" office:string-value="Animalia|Chordata|Mammalia|Artiodactyla|Delphinidae|Delphinus" calcext:value-type="string">
            <text:p>Animalia|Chordata|Mammalia|Artiodactyla|Delphinidae|Delphin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Tres Cruces</text:p>
          </table:table-cell>
          <table:table-cell office:value-type="string" calcext:value-type="string">
            <text:p>ND</text:p>
          </table:table-cell>
          <table:table-cell office:value-type="float" office:value="499772" calcext:value-type="float">
            <text:p>499772</text:p>
          </table:table-cell>
          <table:table-cell office:value-type="float" office:value="9757309" calcext:value-type="float">
            <text:p>9757309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Corte en aleta caudal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2:001</text:p>
          </table:table-cell>
          <table:table-cell office:value-type="string" calcext:value-type="string">
            <text:p>2021-02-17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ec.bio.spp.45799</text:p>
          </table:table-cell>
          <table:table-cell office:value-type="string" calcext:value-type="string">
            <text:p>Delphinus delphis</text:p>
          </table:table-cell>
          <table:table-cell table:formula="of:=[.AH75]&amp;&quot;|&quot;&amp;[.AI75]&amp;&quot;|&quot;&amp;[.AJ75]&amp;&quot;|&quot;&amp;[.AK75]&amp;&quot;|&quot;&amp;[.AL75]&amp;&quot;|&quot;&amp;[.AM75]" office:value-type="string" office:string-value="Animalia|Chordata|Mammalia|Artiodactyla|Delphinidae|Delphinus" calcext:value-type="string">
            <text:p>Animalia|Chordata|Mammalia|Artiodactyla|Delphinidae|Delphin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Diablica</text:p>
          </table:table-cell>
          <table:table-cell office:value-type="string" calcext:value-type="string">
            <text:p>ND</text:p>
          </table:table-cell>
          <table:table-cell office:value-type="float" office:value="509915" calcext:value-type="float">
            <text:p>509915</text:p>
          </table:table-cell>
          <table:table-cell office:value-type="float" office:value="9746094" calcext:value-type="float">
            <text:p>974609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2:002</text:p>
          </table:table-cell>
          <table:table-cell office:value-type="string" calcext:value-type="string">
            <text:p>2021-02-22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</text:p>
          </table:table-cell>
          <table:table-cell table:style-name="ce6" office:value-type="string" calcext:value-type="string">
            <text:p>ec.bio.spp.45799</text:p>
          </table:table-cell>
          <table:table-cell office:value-type="string" calcext:value-type="string">
            <text:p>Delphinus delphis</text:p>
          </table:table-cell>
          <table:table-cell table:formula="of:=[.AH76]&amp;&quot;|&quot;&amp;[.AI76]&amp;&quot;|&quot;&amp;[.AJ76]&amp;&quot;|&quot;&amp;[.AK76]&amp;&quot;|&quot;&amp;[.AL76]&amp;&quot;|&quot;&amp;[.AM76]" office:value-type="string" office:string-value="Animalia|Chordata|Mammalia|Artiodactyla|Delphinidae|Delphinus" calcext:value-type="string">
            <text:p>Animalia|Chordata|Mammalia|Artiodactyla|Delphinidae|Delphin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La Chueca</text:p>
          </table:table-cell>
          <table:table-cell office:value-type="string" calcext:value-type="string">
            <text:p>ND</text:p>
          </table:table-cell>
          <table:table-cell office:value-type="float" office:value="503231" calcext:value-type="float">
            <text:p>503231</text:p>
          </table:table-cell>
          <table:table-cell office:value-type="float" office:value="9754117" calcext:value-type="float">
            <text:p>975411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Corte en aleta caudal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3:001</text:p>
          </table:table-cell>
          <table:table-cell office:value-type="string" calcext:value-type="string">
            <text:p>2021-03-15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</text:p>
          </table:table-cell>
          <table:table-cell table:style-name="ce6"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77]&amp;&quot;|&quot;&amp;[.AI77]&amp;&quot;|&quot;&amp;[.AJ77]&amp;&quot;|&quot;&amp;[.AK77]&amp;&quot;|&quot;&amp;[.AL77]&amp;&quot;|&quot;&amp;[.AM77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Tres Cruces</text:p>
          </table:table-cell>
          <table:table-cell office:value-type="string" calcext:value-type="string">
            <text:p>ND</text:p>
          </table:table-cell>
          <table:table-cell office:value-type="float" office:value="499543" calcext:value-type="float">
            <text:p>499543</text:p>
          </table:table-cell>
          <table:table-cell office:value-type="float" office:value="9757771" calcext:value-type="float">
            <text:p>9757771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3:002</text:p>
          </table:table-cell>
          <table:table-cell office:value-type="string" calcext:value-type="string">
            <text:p>2021-03-18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78]&amp;&quot;|&quot;&amp;[.AI78]&amp;&quot;|&quot;&amp;[.AJ78]&amp;&quot;|&quot;&amp;[.AK78]&amp;&quot;|&quot;&amp;[.AL78]&amp;&quot;|&quot;&amp;[.AM78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Punta Brava</text:p>
          </table:table-cell>
          <table:table-cell office:value-type="string" calcext:value-type="string">
            <text:p>ND</text:p>
          </table:table-cell>
          <table:table-cell office:value-type="float" office:value="4998491" calcext:value-type="float">
            <text:p>4998491</text:p>
          </table:table-cell>
          <table:table-cell office:value-type="float" office:value="9757172" calcext:value-type="float">
            <text:p>975717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4:001</text:p>
          </table:table-cell>
          <table:table-cell office:value-type="string" calcext:value-type="string">
            <text:p>2021-04-12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ec.bio.spp.45799</text:p>
          </table:table-cell>
          <table:table-cell office:value-type="string" calcext:value-type="string">
            <text:p>Delphinus delphis</text:p>
          </table:table-cell>
          <table:table-cell table:formula="of:=[.AH79]&amp;&quot;|&quot;&amp;[.AI79]&amp;&quot;|&quot;&amp;[.AJ79]&amp;&quot;|&quot;&amp;[.AK79]&amp;&quot;|&quot;&amp;[.AL79]&amp;&quot;|&quot;&amp;[.AM79]" office:value-type="string" office:string-value="Animalia|Chordata|Mammalia|Artiodactyla|Delphinidae|Delphinus" calcext:value-type="string">
            <text:p>Animalia|Chordata|Mammalia|Artiodactyla|Delphinidae|Delphin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ar Bravo</text:p>
          </table:table-cell>
          <table:table-cell office:value-type="string" calcext:value-type="string">
            <text:p>ND</text:p>
          </table:table-cell>
          <table:table-cell office:value-type="float" office:value="5061113" calcext:value-type="float">
            <text:p>5061113</text:p>
          </table:table-cell>
          <table:table-cell office:value-type="float" office:value="9751156" calcext:value-type="float">
            <text:p>9751156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ordida depredador cerca a la aleta caudal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4:002</text:p>
          </table:table-cell>
          <table:table-cell office:value-type="string" calcext:value-type="string">
            <text:p>2021-04-29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ec.bio.spp.45799</text:p>
          </table:table-cell>
          <table:table-cell office:value-type="string" calcext:value-type="string">
            <text:p>Delphinus delphis</text:p>
          </table:table-cell>
          <table:table-cell table:formula="of:=[.AH80]&amp;&quot;|&quot;&amp;[.AI80]&amp;&quot;|&quot;&amp;[.AJ80]&amp;&quot;|&quot;&amp;[.AK80]&amp;&quot;|&quot;&amp;[.AL80]&amp;&quot;|&quot;&amp;[.AM80]" office:value-type="string" office:string-value="Animalia|Chordata|Mammalia|Artiodactyla|Delphinidae|Delphinus" calcext:value-type="string">
            <text:p>Animalia|Chordata|Mammalia|Artiodactyla|Delphinidae|Delphinu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ar Bravo</text:p>
          </table:table-cell>
          <table:table-cell office:value-type="string" calcext:value-type="string">
            <text:p>ND</text:p>
          </table:table-cell>
          <table:table-cell office:value-type="float" office:value="507136" calcext:value-type="float">
            <text:p>507136</text:p>
          </table:table-cell>
          <table:table-cell office:value-type="float" office:value="9750268" calcext:value-type="float">
            <text:p>975026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Corte en aleta caudal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4:003</text:p>
          </table:table-cell>
          <table:table-cell office:value-type="string" calcext:value-type="string">
            <text:p>2021-04-29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ec.bio.spp.45808</text:p>
          </table:table-cell>
          <table:table-cell office:value-type="string" calcext:value-type="string">
            <text:p>Stenella coeruleoalba</text:p>
          </table:table-cell>
          <table:table-cell table:formula="of:=[.AH81]&amp;&quot;|&quot;&amp;[.AI81]&amp;&quot;|&quot;&amp;[.AJ81]&amp;&quot;|&quot;&amp;[.AK81]&amp;&quot;|&quot;&amp;[.AL81]&amp;&quot;|&quot;&amp;[.AM81]" office:value-type="string" office:string-value="Animalia|Chordata|Mammalia|Artiodactyla|Delphinidae|Stenella" calcext:value-type="string">
            <text:p>Animalia|Chordata|Mammalia|Artiodactyla|Delphinidae|Stenell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Delphinidae</text:p>
          </table:table-cell>
          <table:table-cell office:value-type="string" calcext:value-type="string">
            <text:p>Stenella</text:p>
          </table:table-cell>
          <table:table-cell office:value-type="string" calcext:value-type="string">
            <text:p>coeruleoal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Punta Carnero</text:p>
          </table:table-cell>
          <table:table-cell office:value-type="string" calcext:value-type="string">
            <text:p>ND</text:p>
          </table:table-cell>
          <table:table-cell table:style-name="ce4" office:value-type="float" office:value="509006" calcext:value-type="float">
            <text:p>509006</text:p>
          </table:table-cell>
          <table:table-cell office:value-type="float" office:value="9748152" calcext:value-type="float">
            <text:p>9748152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Corte en aleta caudal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4:004</text:p>
          </table:table-cell>
          <table:table-cell office:value-type="string" calcext:value-type="string">
            <text:p>2021-04-30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number-columns-repeated="3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table:style-name="ce6" office:value-type="string" calcext:value-type="string">
            <text:p>ND</text:p>
          </table:table-cell>
          <table:table-cell office:value-type="string" calcext:value-type="string">
            <text:p>Kogia sp.</text:p>
          </table:table-cell>
          <table:table-cell table:formula="of:=[.AH82]&amp;&quot;|&quot;&amp;[.AI82]&amp;&quot;|&quot;&amp;[.AJ82]&amp;&quot;|&quot;&amp;[.AK82]&amp;&quot;|&quot;&amp;[.AL82]&amp;&quot;|&quot;&amp;[.AM82]" office:value-type="string" office:string-value="Animalia|Chordata|Mammalia|Artiodactyla|Kogiidae|Kogia" calcext:value-type="string">
            <text:p>Animalia|Chordata|Mammalia|Artiodactyla|Kogiidae|Kog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Kogiidae</text:p>
          </table:table-cell>
          <table:table-cell office:value-type="string" calcext:value-type="string">
            <text:p>Kogia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Punta Brava</text:p>
          </table:table-cell>
          <table:table-cell office:value-type="string" calcext:value-type="string">
            <text:p>ND</text:p>
          </table:table-cell>
          <table:table-cell office:value-type="float" office:value="500156" calcext:value-type="float">
            <text:p>500156</text:p>
          </table:table-cell>
          <table:table-cell office:value-type="float" office:value="9757034" calcext:value-type="float">
            <text:p>9757034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Corte en la parte ventral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5:001</text:p>
          </table:table-cell>
          <table:table-cell office:value-type="string" calcext:value-type="string">
            <text:p>2021-05-27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avanzada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83]&amp;&quot;|&quot;&amp;[.AI83]&amp;&quot;|&quot;&amp;[.AJ83]&amp;&quot;|&quot;&amp;[.AK83]&amp;&quot;|&quot;&amp;[.AL83]&amp;&quot;|&quot;&amp;[.AM83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ar Bravo</text:p>
          </table:table-cell>
          <table:table-cell office:value-type="string" calcext:value-type="string">
            <text:p>ND</text:p>
          </table:table-cell>
          <table:table-cell office:value-type="float" office:value="503764" calcext:value-type="float">
            <text:p>503764</text:p>
          </table:table-cell>
          <table:table-cell office:value-type="float" office:value="9753540" calcext:value-type="float">
            <text:p>9753540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6:001</text:p>
          </table:table-cell>
          <table:table-cell office:value-type="string" calcext:value-type="string">
            <text:p>2021-07-0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Quinde, Orlin</text:p>
          </table:table-cell>
          <table:table-cell table:style-name="ce6" office:value-type="string" calcext:value-type="string">
            <text:p>orill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hembra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rpo robusto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ND</text:p>
          </table:table-cell>
          <table:table-cell table:style-name="ce3" office:value-type="time" office:time-value="PT20H40M00S" calcext:value-type="time">
            <text:p>20:40:00</text:p>
          </table:table-cell>
          <table:table-cell office:value-type="string" calcext:value-type="string">
            <text:p>Autolisis 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84]&amp;&quot;|&quot;&amp;[.AI84]&amp;&quot;|&quot;&amp;[.AJ84]&amp;&quot;|&quot;&amp;[.AK84]&amp;&quot;|&quot;&amp;[.AL84]&amp;&quot;|&quot;&amp;[.AM84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rea Nacional de Recreacion Playas Villamil</text:p>
          </table:table-cell>
          <table:table-cell office:value-type="string" calcext:value-type="string">
            <text:p>ND</text:p>
          </table:table-cell>
          <table:table-cell office:value-type="float" office:value="572886" calcext:value-type="float">
            <text:p>572886</text:p>
          </table:table-cell>
          <table:table-cell office:value-type="float" office:value="9702698" calcext:value-type="float">
            <text:p>9702698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marea alta, area turistica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6:002</text:p>
          </table:table-cell>
          <table:table-cell office:value-type="string" calcext:value-type="string">
            <text:p>2021-07-19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Quinde, Orlin</text:p>
          </table:table-cell>
          <table:table-cell table:style-name="ce6"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style-name="ce6" office:value-type="string" calcext:value-type="string">
            <text:p>macho</text:p>
          </table:table-cell>
          <table:table-cell office:value-type="string" calcext:value-type="string">
            <text:p>adult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D</text:p>
          </table:table-cell>
          <table:table-cell table:style-name="ce3" office:value-type="time" office:time-value="PT11H36M00S" calcext:value-type="time">
            <text:p>11:36:00</text:p>
          </table:table-cell>
          <table:table-cell office:value-type="string" calcext:value-type="string">
            <text:p>Autolisis avanzada</text:p>
          </table:table-cell>
          <table:table-cell office:value-type="string" calcext:value-type="string">
            <text:p>ec.bio.spp.45797</text:p>
          </table:table-cell>
          <table:table-cell office:value-type="string" calcext:value-type="string">
            <text:p>Megaptera novaeangliae</text:p>
          </table:table-cell>
          <table:table-cell table:formula="of:=[.AH85]&amp;&quot;|&quot;&amp;[.AI85]&amp;&quot;|&quot;&amp;[.AJ85]&amp;&quot;|&quot;&amp;[.AK85]&amp;&quot;|&quot;&amp;[.AL85]&amp;&quot;|&quot;&amp;[.AM85]" office:value-type="string" office:string-value="Animalia|Chordata|Mammalia|Artiodactyla|Balaenopteridae|Megaptera" calcext:value-type="string">
            <text:p>Animalia|Chordata|Mammalia|Artiodactyla|Balaenopteridae|Megapter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alaenopteridae</text:p>
          </table:table-cell>
          <table:table-cell office:value-type="string" calcext:value-type="string">
            <text:p>Megaptera</text:p>
          </table:table-cell>
          <table:table-cell office:value-type="string" calcext:value-type="string">
            <text:p>novaeangliae</text:p>
          </table:table-cell>
          <table:table-cell office:value-type="string" calcext:value-type="string">
            <text:p>Ballena jorobad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osorja</text:p>
          </table:table-cell>
          <table:table-cell office:value-type="string" calcext:value-type="string">
            <text:p>Playa varadero</text:p>
          </table:table-cell>
          <table:table-cell office:value-type="float" office:value="577613" calcext:value-type="float">
            <text:p>577613</text:p>
          </table:table-cell>
          <table:table-cell office:value-type="float" office:value="9698945" calcext:value-type="float">
            <text:p>9698945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6:003</text:p>
          </table:table-cell>
          <table:table-cell office:value-type="string" calcext:value-type="string">
            <text:p>2021-06-02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86]&amp;&quot;|&quot;&amp;[.AI86]&amp;&quot;|&quot;&amp;[.AJ86]&amp;&quot;|&quot;&amp;[.AK86]&amp;&quot;|&quot;&amp;[.AL86]&amp;&quot;|&quot;&amp;[.AM86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ar Bravo</text:p>
          </table:table-cell>
          <table:table-cell office:value-type="string" calcext:value-type="string">
            <text:p>ND</text:p>
          </table:table-cell>
          <table:table-cell office:value-type="float" office:value="503552" calcext:value-type="float">
            <text:p>503552</text:p>
          </table:table-cell>
          <table:table-cell office:value-type="float" office:value="9753747" calcext:value-type="float">
            <text:p>9753747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ND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s://creativecommons.org/licenses/by-nc/4.0/</text:p>
          </table:table-cell>
          <table:table-cell office:value-type="string" calcext:value-type="string">
            <text:p>Ministerio del Ambiente, Agua y Transición Ecológica</text:p>
          </table:table-cell>
          <table:table-cell office:value-type="string" calcext:value-type="string">
            <text:p>CC BY-NC 4.0</text:p>
          </table:table-cell>
          <table:table-cell office:value-type="string" calcext:value-type="string">
            <text:p>Ministerio del Ambiente, Agua y Transición Ecológica. 2021. Registro de varamientos de megafauna marina en Ecuador continental, Ecuador.</text:p>
          </table:table-cell>
          <table:table-cell office:value-type="string" calcext:value-type="string">
            <text:p>https://www.researchgate.net/publication/336722056_PROTOCOLO_DE_RESPUESTA_A_VARAMIENTOS_DE_ESPECIES_MARINAS_EN_ECUADOR</text:p>
          </table:table-cell>
          <table:table-cell table:style-name="ce6" office:value-type="string" calcext:value-type="string">
            <text:p>http://www.ambiente.gob.ec</text:p>
          </table:table-cell>
          <table:table-cell table:style-name="ce6" office:value-type="string" calcext:value-type="string">
            <text:p>Registro de varamientos de megafauna marina en Ecuador continental</text:p>
          </table:table-cell>
          <table:table-cell table:style-name="ce6" office:value-type="string" calcext:value-type="string">
            <text:p>MAAE</text:p>
          </table:table-cell>
          <table:table-cell table:style-name="ce2" office:value-type="string" calcext:value-type="string">
            <text:p>HumanObservation</text:p>
          </table:table-cell>
          <table:table-cell table:style-name="ce6" office:value-type="string" calcext:value-type="string">
            <text:p>ninguna </text:p>
          </table:table-cell>
          <table:table-cell table:style-name="ce6" office:value-type="string" calcext:value-type="string">
            <text:p>ND</text:p>
          </table:table-cell>
          <table:table-cell table:style-name="ce6" office:value-type="string" calcext:value-type="string">
            <text:p>EC:AAN:VAR:202106:004</text:p>
          </table:table-cell>
          <table:table-cell office:value-type="string" calcext:value-type="string">
            <text:p>2021-06-09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Ladines, Beatriz</text:p>
          </table:table-cell>
          <table:table-cell office:value-type="string" calcext:value-type="string">
            <text:p>Playa</text:p>
          </table:table-cell>
          <table:table-cell table:style-name="ce6" office:value-type="string" calcext:value-type="string">
            <text:p>muerto</text:p>
          </table:table-cell>
          <table:table-cell table:number-columns-repeated="2" table:style-name="ce6"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ND</text:p>
          </table:table-cell>
          <table:table-cell office:value-type="string" calcext:value-type="string">
            <text:p>Autolisis </text:p>
          </table:table-cell>
          <table:table-cell office:value-type="string" calcext:value-type="string">
            <text:p>ec.bio.spp.45780</text:p>
          </table:table-cell>
          <table:table-cell office:value-type="string" calcext:value-type="string">
            <text:p>Otaria flavescens</text:p>
          </table:table-cell>
          <table:table-cell table:formula="of:=[.AH87]&amp;&quot;|&quot;&amp;[.AI87]&amp;&quot;|&quot;&amp;[.AJ87]&amp;&quot;|&quot;&amp;[.AK87]&amp;&quot;|&quot;&amp;[.AL87]&amp;&quot;|&quot;&amp;[.AM87]" office:value-type="string" office:string-value="Animalia|Chordata|Mammalia|Carnivora|Otariidae|Otaria" calcext:value-type="string">
            <text:p>Animalia|Chordata|Mammalia|Carnivora|Otariidae|Otari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Otariidae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flavescens</text:p>
          </table:table-cell>
          <table:table-cell office:value-type="string" calcext:value-type="string">
            <text:p>Lobo marin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Punta Brava</text:p>
          </table:table-cell>
          <table:table-cell office:value-type="string" calcext:value-type="string">
            <text:p>ND</text:p>
          </table:table-cell>
          <table:table-cell office:value-type="float" office:value="499825" calcext:value-type="float">
            <text:p>499825</text:p>
          </table:table-cell>
          <table:table-cell office:value-type="float" office:value="9757183" calcext:value-type="float">
            <text:p>9757183</text:p>
          </table:table-cell>
          <table:table-cell office:value-type="string" calcext:value-type="string">
            <text:p>WGS84 17S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linea de anzuelo</text:p>
          </table:table-cell>
          <table:table-cell table:number-columns-repeated="10"/>
        </table:table-row>
        <table:table-row table:style-name="ro1" table:number-rows-repeated="1048488">
          <table:table-cell table:number-columns-repeated="63"/>
        </table:table-row>
        <table:table-row table:style-name="ro1">
          <table:table-cell table:number-columns-repeated="63"/>
        </table:table-row>
        <table:named-expressions>
          <table:named-range table:name="_xlnm._FilterDatabase" table:base-cell-address="$registros.$A$1" table:cell-range-address="$registros.$B$1:.$AZ$87"/>
        </table:named-expressions>
      </table:table>
      <table:table table:name="medidas" table:style-name="ta2"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ccurrenceId</text:p>
          </table:table-cell>
          <table:table-cell office:value-type="string" calcext:value-type="string">
            <text:p>measurementType</text:p>
          </table:table-cell>
          <table:table-cell office:value-type="string" calcext:value-type="string">
            <text:p>measurementValue</text:p>
          </table:table-cell>
          <table:table-cell office:value-type="string" calcext:value-type="string">
            <text:p>measurementUnit</text:p>
          </table:table-cell>
          <table:table-cell office:value-type="string" calcext:value-type="string">
            <text:p>measurementMethod</text:p>
          </table:table-cell>
          <table:table-cell office:value-type="string" calcext:value-type="string">
            <text:p>measurementRemarks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:AAN:VAR:2017:05:001</text:p>
          </table:table-cell>
          <table:table-cell office:value-type="string" calcext:value-type="string">
            <text:p>LT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:AAN:VAR:2017:06:001</text:p>
          </table:table-cell>
          <table:table-cell office:value-type="string" calcext:value-type="string">
            <text:p>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:AAN:VAR:2019:06:001</text:p>
          </table:table-cell>
          <table:table-cell office:value-type="string" calcext:value-type="string">
            <text:p>LT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:AAN:VAR:2019:07:001</text:p>
          </table:table-cell>
          <table:table-cell office:value-type="string" calcext:value-type="string">
            <text:p>LT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:AAN:VAR:2019:08:001</text:p>
          </table:table-cell>
          <table:table-cell office:value-type="string" calcext:value-type="string">
            <text:p>LT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:AAN:VAR:2020:07:001</text:p>
          </table:table-cell>
          <table:table-cell office:value-type="string" calcext:value-type="string">
            <text:p>L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:AAN:VAR:2021:06:002</text:p>
          </table:table-cell>
          <table:table-cell office:value-type="string" calcext:value-type="string">
            <text:p>LT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cinta metrica</text:p>
          </table:table-cell>
          <table:table-cell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C:AAN:VAR:202101:001</text:p>
          </table:table-cell>
          <table:table-cell office:value-type="string" calcext:value-type="string">
            <text:p>L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C:AAN:VAR:202101:001</text:p>
          </table:table-cell>
          <table:table-cell office:value-type="string" calcext:value-type="string">
            <text:p>L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C:AAN:VAR:202101:001</text:p>
          </table:table-cell>
          <table:table-cell office:value-type="string" calcext:value-type="string">
            <text:p>L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C:AAN:VAR:202101:001</text:p>
          </table:table-cell>
          <table:table-cell office:value-type="string" calcext:value-type="string">
            <text:p>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C:AAN:VAR:202102:001</text:p>
          </table:table-cell>
          <table:table-cell office:value-type="string" calcext:value-type="string">
            <text:p>LT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C:AAN:VAR:202102:001</text:p>
          </table:table-cell>
          <table:table-cell office:value-type="string" calcext:value-type="string">
            <text:p>LC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C:AAN:VAR:202102:001</text:p>
          </table:table-cell>
          <table:table-cell office:value-type="string" calcext:value-type="string">
            <text:p>LS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EC:AAN:VAR:202102:001</text:p>
          </table:table-cell>
          <table:table-cell office:value-type="string" calcext:value-type="string">
            <text:p>L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C:AAN:VAR:202102:002</text:p>
          </table:table-cell>
          <table:table-cell office:value-type="string" calcext:value-type="string">
            <text:p>LT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C:AAN:VAR:202102:002</text:p>
          </table:table-cell>
          <table:table-cell office:value-type="string" calcext:value-type="string">
            <text:p>L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C:AAN:VAR:202102:002</text:p>
          </table:table-cell>
          <table:table-cell office:value-type="string" calcext:value-type="string">
            <text:p>L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C:AAN:VAR:202103:001</text:p>
          </table:table-cell>
          <table:table-cell office:value-type="string" calcext:value-type="string">
            <text:p>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EC:AAN:VAR:202103:001</text:p>
          </table:table-cell>
          <table:table-cell office:value-type="string" calcext:value-type="string">
            <text:p>LC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EC:AAN:VAR:202103:001</text:p>
          </table:table-cell>
          <table:table-cell office:value-type="string" calcext:value-type="string">
            <text:p>LS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EC:AAN:VAR:202103:001</text:p>
          </table:table-cell>
          <table:table-cell office:value-type="string" calcext:value-type="string">
            <text:p>L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EC:AAN:VAR:202103:002</text:p>
          </table:table-cell>
          <table:table-cell office:value-type="string" calcext:value-type="string">
            <text:p>LT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EC:AAN:VAR:202103:002</text:p>
          </table:table-cell>
          <table:table-cell office:value-type="string" calcext:value-type="string">
            <text:p>LC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EC:AAN:VAR:202103:002</text:p>
          </table:table-cell>
          <table:table-cell office:value-type="string" calcext:value-type="string">
            <text:p>LS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EC:AAN:VAR:202103:002</text:p>
          </table:table-cell>
          <table:table-cell office:value-type="string" calcext:value-type="string">
            <text:p>L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EC:AAN:VAR:202104:001</text:p>
          </table:table-cell>
          <table:table-cell office:value-type="string" calcext:value-type="string">
            <text:p>L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EC:AAN:VAR:202104:001</text:p>
          </table:table-cell>
          <table:table-cell office:value-type="string" calcext:value-type="string">
            <text:p>L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EC:AAN:VAR:202104:001</text:p>
          </table:table-cell>
          <table:table-cell office:value-type="string" calcext:value-type="string">
            <text:p>L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EC:AAN:VAR:202104:001</text:p>
          </table:table-cell>
          <table:table-cell office:value-type="string" calcext:value-type="string">
            <text:p>L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EC:AAN:VAR:202104:002</text:p>
          </table:table-cell>
          <table:table-cell office:value-type="string" calcext:value-type="string">
            <text:p>L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EC:AAN:VAR:202104:002</text:p>
          </table:table-cell>
          <table:table-cell office:value-type="string" calcext:value-type="string">
            <text:p>LC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EC:AAN:VAR:202104:002</text:p>
          </table:table-cell>
          <table:table-cell office:value-type="string" calcext:value-type="string">
            <text:p>L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EC:AAN:VAR:202104:002</text:p>
          </table:table-cell>
          <table:table-cell office:value-type="string" calcext:value-type="string">
            <text:p>L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EC:AAN:VAR:202104:003</text:p>
          </table:table-cell>
          <table:table-cell office:value-type="string" calcext:value-type="string">
            <text:p>LT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EC:AAN:VAR:202104:003</text:p>
          </table:table-cell>
          <table:table-cell office:value-type="string" calcext:value-type="string">
            <text:p>LC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EC:AAN:VAR:202104:003</text:p>
          </table:table-cell>
          <table:table-cell office:value-type="string" calcext:value-type="string">
            <text:p>LS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EC:AAN:VAR:202104:003</text:p>
          </table:table-cell>
          <table:table-cell office:value-type="string" calcext:value-type="string">
            <text:p>L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EC:AAN:VAR:202104:004</text:p>
          </table:table-cell>
          <table:table-cell office:value-type="string" calcext:value-type="string">
            <text:p>L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EC:AAN:VAR:202104:004</text:p>
          </table:table-cell>
          <table:table-cell office:value-type="string" calcext:value-type="string">
            <text:p>LS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EC:AAN:VAR:202104:004</text:p>
          </table:table-cell>
          <table:table-cell office:value-type="string" calcext:value-type="string">
            <text:p>L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EC:AAN:VAR:202105:001</text:p>
          </table:table-cell>
          <table:table-cell office:value-type="string" calcext:value-type="string">
            <text:p>L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EC:AAN:VAR:202105:001</text:p>
          </table:table-cell>
          <table:table-cell office:value-type="string" calcext:value-type="string">
            <text:p>LC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EC:AAN:VAR:202105:001</text:p>
          </table:table-cell>
          <table:table-cell office:value-type="string" calcext:value-type="string">
            <text:p>LS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EC:AAN:VAR:202105:001</text:p>
          </table:table-cell>
          <table:table-cell office:value-type="string" calcext:value-type="string">
            <text:p>L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EC:AAN:VAR:202106:003</text:p>
          </table:table-cell>
          <table:table-cell office:value-type="string" calcext:value-type="string">
            <text:p>LT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EC:AAN:VAR:202106:003</text:p>
          </table:table-cell>
          <table:table-cell office:value-type="string" calcext:value-type="string">
            <text:p>LC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EC:AAN:VAR:202106:003</text:p>
          </table:table-cell>
          <table:table-cell office:value-type="string" calcext:value-type="string">
            <text:p>L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EC:AAN:VAR:202106:003</text:p>
          </table:table-cell>
          <table:table-cell office:value-type="string" calcext:value-type="string">
            <text:p>L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EC:AAN:VAR:202106:004</text:p>
          </table:table-cell>
          <table:table-cell office:value-type="string" calcext:value-type="string">
            <text:p>LT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EC:AAN:VAR:202106:004</text:p>
          </table:table-cell>
          <table:table-cell office:value-type="string" calcext:value-type="string">
            <text:p>LC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EC:AAN:VAR:202106:004</text:p>
          </table:table-cell>
          <table:table-cell office:value-type="string" calcext:value-type="string">
            <text:p>LS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EC:AAN:VAR:202106:004</text:p>
          </table:table-cell>
          <table:table-cell office:value-type="string" calcext:value-type="string">
            <text:p>L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EC:AAN:VAR:201504:002</text:p>
          </table:table-cell>
          <table:table-cell office:value-type="string" calcext:value-type="string">
            <text:p>LT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EC:AAN:VAR:201504:003</text:p>
          </table:table-cell>
          <table:table-cell office:value-type="string" calcext:value-type="string">
            <text:p>LT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EC:AAN:VAR:201505:003</text:p>
          </table:table-cell>
          <table:table-cell office:value-type="string" calcext:value-type="string">
            <text:p>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EC:AAN:VAR:201504:002</text:p>
          </table:table-cell>
          <table:table-cell office:value-type="string" calcext:value-type="string">
            <text:p>LT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EC:AAN:VAR:201504:003</text:p>
          </table:table-cell>
          <table:table-cell office:value-type="string" calcext:value-type="string">
            <text:p>LT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EC:AAN:VAR:201505:004</text:p>
          </table:table-cell>
          <table:table-cell office:value-type="string" calcext:value-type="string">
            <text:p>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EC:AAN:VAR:201506:006</text:p>
          </table:table-cell>
          <table:table-cell office:value-type="string" calcext:value-type="string">
            <text:p>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EC:AAN:VAR:201506:007</text:p>
          </table:table-cell>
          <table:table-cell office:value-type="string" calcext:value-type="string">
            <text:p>EMB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EC:AAN:VAR:201507:001</text:p>
          </table:table-cell>
          <table:table-cell office:value-type="string" calcext:value-type="string">
            <text:p>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EC:AAN:VAR:201508:004</text:p>
          </table:table-cell>
          <table:table-cell office:value-type="string" calcext:value-type="string">
            <text:p>EMB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EC:AAN:VAR:201509:008</text:p>
          </table:table-cell>
          <table:table-cell office:value-type="string" calcext:value-type="string">
            <text:p>L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C:AAN:VAR:201510:008</text:p>
          </table:table-cell>
          <table:table-cell office:value-type="string" calcext:value-type="string">
            <text:p>L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C:AAN:VAR:201510:009</text:p>
          </table:table-cell>
          <table:table-cell office:value-type="string" calcext:value-type="string">
            <text:p>L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C:AAN:VAR:201510:010</text:p>
          </table:table-cell>
          <table:table-cell office:value-type="string" calcext:value-type="string">
            <text:p>L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C:AAN:VAR:201510:011</text:p>
          </table:table-cell>
          <table:table-cell office:value-type="string" calcext:value-type="string">
            <text:p>L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C:AAN:VAR:201510:012</text:p>
          </table:table-cell>
          <table:table-cell office:value-type="string" calcext:value-type="string">
            <text:p>EMB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C:AAN:VAR:201510:013</text:p>
          </table:table-cell>
          <table:table-cell office:value-type="string" calcext:value-type="string">
            <text:p>L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EC:AAN:VAR:201511:003</text:p>
          </table:table-cell>
          <table:table-cell office:value-type="string" calcext:value-type="string">
            <text:p>L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EC:AAN:VAR:201511:004</text:p>
          </table:table-cell>
          <table:table-cell office:value-type="string" calcext:value-type="string">
            <text:p>L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EC:AAN:VAR:201511:005</text:p>
          </table:table-cell>
          <table:table-cell office:value-type="string" calcext:value-type="string">
            <text:p>L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EC:AAN:VAR:201511:006</text:p>
          </table:table-cell>
          <table:table-cell office:value-type="string" calcext:value-type="string">
            <text:p>LC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EC:AAN:VAR:201511:009</text:p>
          </table:table-cell>
          <table:table-cell office:value-type="string" calcext:value-type="string">
            <text:p>L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EC:AAN:VAR:201511:010</text:p>
          </table:table-cell>
          <table:table-cell office:value-type="string" calcext:value-type="string">
            <text:p>LC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EC:AAN:VAR:201511:011</text:p>
          </table:table-cell>
          <table:table-cell office:value-type="string" calcext:value-type="string">
            <text:p>LC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EC:AAN:VAR:201511:012</text:p>
          </table:table-cell>
          <table:table-cell office:value-type="string" calcext:value-type="string">
            <text:p>LC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C:AAN:VAR:201512:001</text:p>
          </table:table-cell>
          <table:table-cell office:value-type="string" calcext:value-type="string">
            <text:p>LC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C:AAN:VAR:201512:002</text:p>
          </table:table-cell>
          <table:table-cell office:value-type="string" calcext:value-type="string">
            <text:p>LC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C:AAN:VAR:201512:003</text:p>
          </table:table-cell>
          <table:table-cell office:value-type="string" calcext:value-type="string">
            <text:p>LC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C:AAN:VAR:201512:004</text:p>
          </table:table-cell>
          <table:table-cell office:value-type="string" calcext:value-type="string">
            <text:p>LC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í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C:AAN:VAR:201512:005</text:p>
          </table:table-cell>
          <table:table-cell office:value-type="string" calcext:value-type="string">
            <text:p>L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etros</text:p>
          </table:table-cell>
          <table:table-cell table:number-columns-repeated="2" office:value-type="string" calcext:value-type="string">
            <text:p>ND</text:p>
          </table:table-cell>
          <table:table-cell table:number-columns-repeated="57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registros.B1:registros.AZ8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7:24:41.8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didas" style:display-name="PageStyle_medi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os" style:display-name="PageStyle_registr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C</meta:initial-creator>
    <meta:creation-date>2021-06-21T20:13:59</meta:creation-date>
    <dc:date>2021-06-23T07:25:04.113000000</dc:date>
    <meta:generator>LibreOffice/7.1.3.2$Windows_X86_64 LibreOffice_project/47f78053abe362b9384784d31a6e56f8511eb1c1</meta:generator>
    <meta:editing-duration>PT4M52S</meta:editing-duration>
    <meta:editing-cycles>5</meta:editing-cycles>
    <meta:document-statistic meta:table-count="2" meta:cell-count="5199" meta:object-count="0"/>
    <meta:user-defined meta:name="AppVersion">16.0300</meta:user-defined>
  </office:meta>
</office:document-meta>
</file>